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94">
      <style:paragraph-properties fo:line-height="150%"/>
      <style:text-properties style:font-name="Arial" style:font-name-asian="Arial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2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23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24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5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7" style:family="paragraph" style:parent-style-name="Text_20_body" style:list-style-name="L62">
      <style:paragraph-properties fo:margin-top="0cm" fo:margin-bottom="0cm" fo:line-height="150%" style:writing-mode="lr-tb"/>
    </style:style>
    <style:style style:name="P128" style:family="paragraph" style:parent-style-name="Text_20_body" style:list-style-name="L68">
      <style:paragraph-properties fo:margin-top="0cm" fo:margin-bottom="0cm" fo:line-height="150%" style:writing-mode="lr-tb"/>
    </style:style>
    <style:style style:name="P129" style:family="paragraph" style:parent-style-name="Text_20_body" style:list-style-name="L71">
      <style:paragraph-properties fo:margin-top="0cm" fo:margin-bottom="0cm" fo:line-height="150%" style:writing-mode="lr-tb"/>
    </style:style>
    <style:style style:name="P130" style:family="paragraph" style:parent-style-name="Text_20_body" style:list-style-name="L86">
      <style:paragraph-properties fo:margin-top="0cm" fo:margin-bottom="0cm" fo:line-height="150%" style:writing-mode="lr-tb"/>
    </style:style>
    <style:style style:name="P131" style:family="paragraph" style:parent-style-name="Text_20_body" style:list-style-name="L95">
      <style:paragraph-properties fo:margin-top="0cm" fo:margin-bottom="0cm" fo:line-height="150%" style:writing-mode="lr-tb"/>
    </style:style>
    <style:style style:name="P13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2" style:family="text">
      <style:text-properties style:language-asian="ja" style:country-asian="JP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610048411689314826" text:style-name="L1">
        <text:list-item>
          <text:p text:style-name="P21">REVIEW</text:p>
        </text:list-item>
        <text:list-item>
          <text:p text:style-name="P21">TASK-1 : start</text:p>
          <text:list>
            <text:list-item>
              <text:p text:style-name="P16">T-1.1</text:p>
              <text:list>
                <text:list-item>
                  <text:p text:style-name="P16">eclipst ==&gt; new task</text:p>
                </text:list-item>
                <text:list-item>
                  <text:p text:style-name="P16">DUP : controller : FxAdminController.php </text:p>
                  <text:list>
                    <text:list-item>
                      <text:p text:style-name="P21">==&gt; FxTesterController.php</text:p>
                    </text:list-item>
                  </text:list>
                </text:list-item>
                <text:list-item>
                  <text:p text:style-name="P21">edit</text:p>
                  <text:list>
                    <text:list-item>
                      <text:p text:style-name="P21"><text:span text:style-name="T1">#_ </text:span>class name</text:p>
                    </text:list-item>
                    <text:list-item>
                      <text:p text:style-name="P21"><text:span text:style-name="T1">#_ </text:span>index()</text:p>
                    </text:list-item>
                  </text:list>
                </text:list-item>
                <text:list-item>
                  <text:p text:style-name="P21">TEST : browse ==&gt; should error</text:p>
                  <text:list>
                    <text:list-item>
                      <text:p text:style-name="P21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21">T-1.2 : view</text:p>
              <text:list>
                <text:list-item>
                  <text:p text:style-name="P21">DUP : C:\WORKS_2\WS\Eclipse_Luna\Cake_IFM11\app\View\FxAdmin</text:p>
                  <text:list>
                    <text:list-item>
                      <text:p text:style-name="P21">==&gt; FxTester</text:p>
                    </text:list-item>
                  </text:list>
                </text:list-item>
                <text:list-item>
                  <text:p text:style-name="P21"><text:soft-page-break/>edit file ==&gt; index.ctp</text:p>
                </text:list-item>
                <text:list-item>
                  <text:p text:style-name="P21">TEST : browse ==&gt; OK</text:p>
                </text:list-item>
              </text:list>
            </text:list-item>
            <text:list-item>
              <text:p text:style-name="P21">T-1.3 : view → elements</text:p>
              <text:list>
                <text:list-item>
                  <text:p text:style-name="P21">DUP : fx_admins ==&gt; fx_testers</text:p>
                </text:list-item>
                <text:list-item>
                  <text:p text:style-name="P21">caller</text:p>
                </text:list-item>
                <text:list-item>
                  <text:p text:style-name="P21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46362068766340313" text:style-name="L2">
        <text:list-item>
          <text:p text:style-name="P22">TASK</text:p>
          <text:list>
            <text:list-item>
              <text:p text:style-name="P22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8276050359622215344" text:style-name="L3">
        <text:list-item>
          <text:p text:style-name="P23"/>
        </text:list-item>
      </text:list>
      <text:p text:style-name="P15"><text:line-break/><text:span text:style-name="T2">[/ 20200103_163407]</text:span></text:p>
      <text:p text:style-name="P15"/>
      <text:p text:style-name="P11"/>
      <text:p text:style-name="P5"><text:span text:style-name="T4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[do] <text:span text:style-name="T1">#_ </text:span></text:p>
      <text:list xml:id="list2653759292201252177" text:style-name="L4">
        <text:list-item>
          <text:p text:style-name="P24">REVIEW</text:p>
        </text:list-item>
        <text:list-item>
          <text:p text:style-name="P24">TASK-1</text:p>
          <text:list>
            <text:list-item>
              <text:list>
                <text:list-item>
                  <text:p text:style-name="P24">javascript : libfx.js // C:\WORKS_2\WS\Eclipse_Luna\Cake_IFM11\app\webroot\js\</text:p>
                </text:list-item>
              </text:list>
            </text:list-item>
            <text:list-item>
              <text:p text:style-name="P24">T-1.1</text:p>
              <text:list>
                <text:list-item>
                  <text:p text:style-name="P24">view ==&gt; add js function</text:p>
                  <text:list>
                    <text:list-item>
                      <text:p text:style-name="P24">index.ctp</text:p>
                      <text:list>
                        <text:list-item>
                          <text:p text:style-name="P24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4">element</text:p>
                      <text:list>
                        <text:list-item>
                          <text:p text:style-name="P24"><text:span text:style-name="T1">#_ </text:span>add string “Tester-1”</text:p>
                        </text:list-item>
                        <text:list-item>
                          <text:p text:style-name="P24"><text:span text:style-name="T1">#_ </text:span>css ==&gt; this td tag, class=”fx-tester_index_td_title”</text:p>
                        </text:list-item>
                        <text:list-item>
                          <text:p text:style-name="P24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4">js file</text:p>
                  <text:list>
                    <text:list-item>
                      <text:p text:style-name="P24">new FUNC : fx_tester_T_1()</text:p>
                      <text:list>
                        <text:list-item>
                          <text:p text:style-name="P24">sig</text:p>
                        </text:list-item>
                        <text:list-item>
                          <text:p text:style-name="P24">labels</text:p>
                        </text:list-item>
                        <text:list-item>
                          <text:p text:style-name="P24">caller</text:p>
                        </text:list-item>
                      </text:list>
                    </text:list-item>
                  </text:list>
                </text:list-item>
                <text:list-item>
                  <text:p text:style-name="P24">TEST ==&gt; OK</text:p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list>
                <text:list-item>
                  <text:p text:style-name="P24">js ==&gt; ajax</text:p>
                </text:list-item>
              </text:list>
            </text:list-item>
            <text:list-item>
              <text:p text:style-name="P24">T-2.1</text:p>
              <text:list>
                <text:list-item>
                  <text:p text:style-name="P24">js</text:p>
                  <text:list>
                    <text:list-item>
                      <text:p text:style-name="P24">C/P</text:p>
                    </text:list-item>
                    <text:list-item>
                      <text:p text:style-name="P24">TEST ==&gt; </text:p>
                      <text:list>
                        <text:list-item>
                          <text:p text:style-name="P24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T-2.2</text:p>
              <text:list>
                <text:list-item>
                  <text:p text:style-name="P24">php</text:p>
                  <text:list>
                    <text:list-item>
                      <text:p text:style-name="P24">new FUNC : fx_tester_T_1()</text:p>
                    </text:list-item>
                    <text:list-item>
                      <text:p text:style-name="P24">TEST ==&gt; <text:span text:style-name="T12">click</text:span></text:p>
                      <text:list>
                        <text:list-item>
                          <text:p text:style-name="P24">“ 500 (Internal Server Error)”</text:p>
                        </text:list-item>
                        <text:list-item>
                          <text:p text:style-name="P24">==&gt; OK</text:p>
                        </text:list-item>
                      </text:list>
                    </text:list-item>
                    <text:list-item>
                      <text:p text:style-name="P24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4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T-2.3 </text:p>
              <text:list>
                <text:list-item>
                  <text:p text:style-name="P24"><text:soft-page-break/>view : new view</text:p>
                  <text:list>
                    <text:list-item>
                      <text:p text:style-name="P24">fx_tester__t_1.ctp</text:p>
                    </text:list-item>
                    <text:list-item>
                      <text:p text:style-name="P24">TEST ==&gt; </text:p>
                      <text:list>
                        <text:list-item>
                          <text:p text:style-name="P24">PROBLEM : result ==&gt; not shown in div tag</text:p>
                          <text:list>
                            <text:list-item>
                              <text:p text:style-name="P24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GIT </text:p>
              <text:list>
                <text:list-item>
                  <text:p text:style-name="P24">==&gt; OK</text:p>
                </text:list-item>
              </text:list>
            </text:list-item>
          </text:list>
        </text:list-item>
        <text:list-item>
          <text:p text:style-name="P24">TASK-3</text:p>
          <text:list>
            <text:list-item>
              <text:list>
                <text:list-item>
                  <text:p text:style-name="P24">new Class : BarData</text:p>
                </text:list-item>
              </text:list>
            </text:list-item>
            <text:list-item>
              <text:p text:style-name="P24">T-3.1</text:p>
              <text:list>
                <text:list-item>
                  <text:p text:style-name="P24">new file : BarData.php</text:p>
                  <text:list>
                    <text:list-item>
                      <text:p text:style-name="P24">new class</text:p>
                    </text:list-item>
                  </text:list>
                </text:list-item>
                <text:list-item>
                  <text:p text:style-name="P24">AppController.php</text:p>
                  <text:list>
                    <text:list-item>
                      <text:p text:style-name="P24">require</text:p>
                    </text:list-item>
                  </text:list>
                </text:list-item>
                <text:list-item>
                  <text:p text:style-name="P24">TEST : load page</text:p>
                  <text:list>
                    <text:list-item>
                      <text:p text:style-name="P24">==&gt; PASSED</text:p>
                    </text:list-item>
                  </text:list>
                </text:list-item>
                <text:list-item>
                  <text:p text:style-name="P24">controller : instance == gen.</text:p>
                  <text:list>
                    <text:list-item>
                      <text:p text:style-name="P24">“$bd = new BarData;”</text:p>
                    </text:list-item>
                    <text:list-item>
                      <text:p text:style-name="P24">TEST : load page</text:p>
                      <text:list>
                        <text:list-item>
                          <text:p text:style-name="P2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GIT</text:p>
            </text:list-item>
            <text:list-item>
              <text:p text:style-name="P24"><text:span text:style-name="T1">#_ </text:span>T-3.2 </text:p>
              <text:list>
                <text:list-item>
                  <text:list>
                    <text:list-item>
                      <text:p text:style-name="P24">more class fields</text:p>
                    </text:list-item>
                  </text:list>
                </text:list-item>
                <text:list-item>
                  <text:p text:style-name="P24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76678073321784107" text:style-name="L5">
        <text:list-item>
          <text:p text:style-name="P25">TASK-1</text:p>
          <text:list>
            <text:list-item>
              <text:p text:style-name="P25">get ==&gt; list of BarDatas</text:p>
              <text:list>
                <text:list-item>
                  <text:p text:style-name="P25">//_20200104_163637:next</text:p>
                </text:list-item>
                <text:list-item>
                  <text:p text:style-name="P25"><text:soft-page-break/>new FUNC : get_ListOf_BarDatas(...)</text:p>
                </text:list-item>
                <text:list-item>
                  <text:p text:style-name="P25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0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499371" text:continue-numbering="true" text:style-name="L5">
        <text:list-item>
          <text:list>
            <text:list-item>
              <text:p text:style-name="P25"/>
            </text:list-item>
            <text:list-item>
              <text:p text:style-name="P25"/>
            </text:list-item>
          </text:list>
        </text:list-item>
      </text:list>
      <text:p text:style-name="P5">[further]</text:p>
      <text:list xml:id="list6289726756070241414" text:style-name="L6">
        <text:list-item>
          <text:p text:style-name="P26"/>
        </text:list-item>
      </text:list>
      <text:p text:style-name="P15"><text:line-break/><text:span text:style-name="T2">[/ 20200104_163421]</text:span></text:p>
      <text:p text:style-name="P15"/>
      <text:p text:style-name="P9"/>
      <text:p text:style-name="P5"><text:span text:style-name="T4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[do] <text:span text:style-name="T1">#_ </text:span></text:p>
      <text:list xml:id="list38487204" text:continue-list="list610048411689314826" text:style-name="L1">
        <text:list-item>
          <text:p text:style-name="P21">REVIEW</text:p>
        </text:list-item>
        <text:list-item>
          <text:p text:style-name="P21">TASK-1</text:p>
          <text:list>
            <text:list-item>
              <text:list>
                <text:list-item>
                  <text:p text:style-name="P21">get ==&gt; list of BarDatas</text:p>
                  <text:list>
                    <text:list-item>
                      <text:p text:style-name="P21">//_20200104_163637:next</text:p>
                    </text:list-item>
                    <text:list-item>
                      <text:p text:style-name="P21">new FUNC : get_ListOf_BarDatas(...)</text:p>
                    </text:list-item>
                    <text:list-item>
                      <text:p text:style-name="P21">open file</text:p>
                    </text:list-item>
                  </text:list>
                </text:list-item>
                <text:list-item>
                  <text:p text:style-name="P117">steps</text:p>
                  <text:list>
                    <text:list-item>
                      <text:p text:style-name="P117"><text:soft-page-break/>open file</text:p>
                    </text:list-item>
                    <text:list-item>
                      <text:p text:style-name="P117">read lines</text:p>
                    </text:list-item>
                  </text:list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new file : libfx_php</text:p>
                  <text:list>
                    <text:list-item>
                      <text:p text:style-name="P21">DUP : </text:p>
                    </text:list-item>
                    <text:list-item>
                      <text:p text:style-name="P21">require</text:p>
                    </text:list-item>
                  </text:list>
                </text:list-item>
                <text:list-item>
                  <text:p text:style-name="P21">TEST ==&gt; browse </text:p>
                  <text:list>
                    <text:list-item>
                      <text:p text:style-name="P21">==&gt; OK</text:p>
                    </text:list-item>
                  </text:list>
                </text:list-item>
              </text:list>
            </text:list-item>
            <text:list-item>
              <text:p text:style-name="P21">T-1.2</text:p>
              <text:list>
                <text:list-item>
                  <text:list>
                    <text:list-item>
                      <text:p text:style-name="P21">//_20200105_145737:tmp</text:p>
                    </text:list-item>
                    <text:list-item>
                      <text:p text:style-name="P21">new FUNC : get_ListOf_BarDatas(...)</text:p>
                    </text:list-item>
                  </text:list>
                </text:list-item>
                <text:list-item>
                  <text:p text:style-name="P21">sig</text:p>
                </text:list-item>
                <text:list-item>
                  <text:p text:style-name="P21">labels</text:p>
                  <text:list>
                    <text:list-item>
                      <text:p text:style-name="P21"><text:tab/><text:tab/>//_20200105_125406:caller</text:p>
                    </text:list-item>
                    <text:list-item>
                      <text:p text:style-name="P21"><text:tab/><text:tab/>//_20200105_125411:head</text:p>
                    </text:list-item>
                    <text:list-item>
                      <text:p text:style-name="P21"><text:tab/><text:tab/>//_20200105_125417:wl</text:p>
                    </text:list-item>
                  </text:list>
                </text:list-item>
                <text:list-item>
                  <text:p text:style-name="P21">TEST ==&gt; browse</text:p>
                  <text:list>
                    <text:list-item>
                      <text:p text:style-name="P21">==&gt; OK</text:p>
                    </text:list-item>
                  </text:list>
                </text:list-item>
              </text:list>
            </text:list-item>
            <text:list-item>
              <text:p text:style-name="P21">T-1.3 : open file → csv</text:p>
              <text:list>
                <text:list-item>
                  <text:p text:style-name="P21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540322574196236371" text:style-name="L7">
        <text:list-item>
          <text:p text:style-name="P27">TASK</text:p>
          <text:list>
            <text:list-item>
              <text:p text:style-name="P27">conv ==&gt; csv lines to → bardatas</text:p>
              <text:list>
                <text:list-item>
                  <text:p text:style-name="P27">new FUNC : conv_CSV_Lines_To_BarDatas($lo_CSV_Lines, $lenOf_Header_Lines : int) : $lo_BarDatas</text:p>
                </text:list-item>
                <text:list-item>
                  <text:p text:style-name="P27">//_20200105_153133:next</text:p>
                </text:list-item>
              </text:list>
            </text:list-item>
          </text:list>
        </text:list-item>
      </text:list>
      <text:p text:style-name="P5">[further]</text:p>
      <text:list xml:id="list6929106524746721075" text:style-name="L8">
        <text:list-item>
          <text:p text:style-name="P28"/>
        </text:list-item>
      </text:list>
      <text:p text:style-name="P15"><text:line-break/><text:soft-page-break/><text:span text:style-name="T2">[/ 20200105_153156]</text:span></text:p>
      <text:p text:style-name="P15"/>
      <text:p text:style-name="P9"/>
      <text:p text:style-name="P5"><text:span text:style-name="T4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6246002512535078074" text:style-name="L9">
        <text:list-item>
          <text:p text:style-name="P29">REVIEW</text:p>
        </text:list-item>
        <text:list-item>
          <text:p text:style-name="P29">TASK-1 : </text:p>
          <text:list>
            <text:list-item>
              <text:list>
                <text:list-item>
                  <text:p text:style-name="P29">conv ==&gt; csv lines to → bardatas</text:p>
                  <text:list>
                    <text:list-item>
                      <text:p text:style-name="P29">new FUNC : conv_CSV_Lines_To_BarDatas($lo_CSV_Lines, $lenOf_Header_Lines : int) : $lo_BarDatas</text:p>
                    </text:list-item>
                    <text:list-item>
                      <text:p text:style-name="P29">//_20200105_153133:next</text:p>
                    </text:list-item>
                  </text:list>
                </text:list-item>
              </text:list>
            </text:list-item>
            <text:list-item>
              <text:p text:style-name="P29">T-2.1 </text:p>
              <text:list>
                <text:list-item>
                  <text:p text:style-name="P29">CODE : func “conv_CSV_Lines_To_BarDatas”</text:p>
                  <text:list>
                    <text:list-item>
                      <text:p text:style-name="P29">up to ==&gt; price_High</text:p>
                    </text:list-item>
                  </text:list>
                </text:list-item>
                <text:list-item>
                  <text:p text:style-name="P29">TEST</text:p>
                  <text:list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  <text:list-item>
              <text:p text:style-name="P29">T-2.2</text:p>
              <text:list>
                <text:list-item>
                  <text:p text:style-name="P29">CODE</text:p>
                </text:list-item>
                <text:list-item>
                  <text:p text:style-name="P29">TEST</text:p>
                  <text:list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82275941811937166" text:style-name="L10">
        <text:list-item>
          <text:p text:style-name="P30">TASK</text:p>
          <text:list>
            <text:list-item>
              <text:p text:style-name="P30">new file : FxTester.php</text:p>
              <text:list>
                <text:list-item>
                  <text:p text:style-name="P30">==&gt; new func : test_T_1($lo_BarDatas) : ??</text:p>
                </text:list-item>
              </text:list>
            </text:list-item>
            <text:list-item>
              <text:p text:style-name="P30">//_20200105_174937:next</text:p>
            </text:list-item>
          </text:list>
        </text:list-item>
      </text:list>
      <text:p text:style-name="P5"><text:soft-page-break/>[further]</text:p>
      <text:list xml:id="list3492533973163021198" text:style-name="L11">
        <text:list-item>
          <text:p text:style-name="P31"/>
        </text:list-item>
      </text:list>
      <text:p text:style-name="P15"><text:line-break/><text:span text:style-name="T2">[/ 20200105_174715]</text:span></text:p>
      <text:p text:style-name="P15"/>
      <text:p text:style-name="P9"/>
      <text:p text:style-name="P5"><text:span text:style-name="T4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2191521180724279623" text:style-name="L12">
        <text:list-item>
          <text:p text:style-name="P32">REVIEW</text:p>
        </text:list-item>
        <text:list-item>
          <text:p text:style-name="P32">TASK-1 </text:p>
          <text:list>
            <text:list-item>
              <text:list>
                <text:list-item>
                  <text:p text:style-name="P32">new file : FxTester.php</text:p>
                  <text:list>
                    <text:list-item>
                      <text:p text:style-name="P32">==&gt; new func : test_T_1($lo_BarDatas) : ??</text:p>
                    </text:list-item>
                  </text:list>
                </text:list-item>
                <text:list-item>
                  <text:p text:style-name="P32">//_20200105_174937:next</text:p>
                </text:list-item>
              </text:list>
            </text:list-item>
            <text:list-item>
              <text:p text:style-name="P32">T-1.1 : “* step : 2<text:tab/> <text:tab/><text:tab/>tester ==&gt; exec”</text:p>
              <text:list>
                <text:list-item>
                  <text:p text:style-name="P32">new FUNC : fx_tester_T_1__Exec($lo_BarDatas); </text:p>
                  <text:list>
                    <text:list-item>
                      <text:p text:style-name="P32">sig</text:p>
                    </text:list-item>
                    <text:list-item>
                      <text:p text:style-name="P32">labels</text:p>
                      <text:list>
                        <text:list-item>
                          <text:p text:style-name="P32"/>
                        </text:list-item>
                      </text:list>
                    </text:list-item>
                    <text:list-item>
                      <text:p text:style-name="P32">caller</text:p>
                    </text:list-item>
                    <text:list-item>
                      <text:p text:style-name="P32">empty lines</text:p>
                    </text:list-item>
                    <text:list-item>
                      <text:p text:style-name="P33">TEST ==&gt; OK</text:p>
                    </text:list-item>
                  </text:list>
                </text:list-item>
              </text:list>
            </text:list-item>
            <text:list-item>
              <text:p text:style-name="P32"><text:span text:style-name="T1">#_ </text:span>T-1.2 : draw ==&gt; flowchart </text:p>
              <text:list>
                <text:list-item>
                  <text:list>
                    <text:list-item>
                      <text:p text:style-name="P32">REF ==&gt; 44#8.43_7</text:p>
                    </text:list-item>
                  </text:list>
                </text:list-item>
              </text:list>
            </text:list-item>
            <text:list-item>
              <text:p text:style-name="P32"><text:span text:style-name="T1">#_ </text:span>SEG-1.1</text:p>
              <text:list>
                <text:list-item>
                  <text:list>
                    <text:list-item>
                      <text:p text:style-name="P32">new FILE : lib_tester.php (utils\fx)</text:p>
                    </text:list-item>
                  </text:list>
                </text:list-item>
              </text:list>
            </text:list-item>
            <text:list-item>
              <text:p text:style-name="P32"><text:span text:style-name="T1">#_ </text:span>SEG-1.2</text:p>
              <text:list>
                <text:list-item>
                  <text:list>
                    <text:list-item>
                      <text:p text:style-name="P32"><text:soft-page-break/>change name ==&gt; FxEaTestersController</text:p>
                    </text:list-item>
                    <text:list-item>
                      <text:p text:style-name="P32">==&gt; OK</text:p>
                    </text:list-item>
                  </text:list>
                </text:list-item>
              </text:list>
            </text:list-item>
            <text:list-item>
              <text:p text:style-name="P32">T-1.3 : coding (lib_tester.php (utils\fx))</text:p>
              <text:list>
                <text:list-item>
                  <text:p text:style-name="P32">“step : A : 1” ~~</text:p>
                </text:list-item>
                <text:list-item>
                  <text:p text:style-name="P32">~~ “B : 3” ==&gt; OK</text:p>
                </text:list-item>
              </text:list>
            </text:list-item>
            <text:list-item>
              <text:p text:style-name="P32">T-1.4</text:p>
              <text:list>
                <text:list-item>
                  <text:list>
                    <text:list-item>
                      <text:p text:style-name="P32">“j1”</text:p>
                    </text:list-item>
                  </text:list>
                </text:list-item>
                <text:list-item>
                  <text:p text:style-name="P32">==&gt; OK </text:p>
                </text:list-item>
              </text:list>
            </text:list-item>
            <text:list-item>
              <text:p text:style-name="P32"><text:span text:style-name="T1">#_ </text:span>SEG-1.3</text:p>
              <text:list>
                <text:list-item>
                  <text:list>
                    <text:list-item>
                      <text:p text:style-name="P32">“j1 : N” ==&gt; to a func</text:p>
                    </text:list-item>
                  </text:list>
                </text:list-item>
                <text:list-item>
                  <text:p text:style-name="P32">new FUNC : loop_J1_N($lo_BarDatas, $flg_Position)</text:p>
                  <text:list>
                    <text:list-item>
                      <text:p text:style-name="P32">sig</text:p>
                    </text:list-item>
                    <text:list-item>
                      <text:p text:style-name="P32">labels</text:p>
                    </text:list-item>
                    <text:list-item>
                      <text:p text:style-name="P32">caller</text:p>
                    </text:list-item>
                    <text:list-item>
                      <text:p text:style-name="P32">move lines ==&gt; to this func</text:p>
                    </text:list-item>
                    <text:list-item>
                      <text:p text:style-name="P32">TEST ==&gt; </text:p>
                    </text:list-item>
                  </text:list>
                </text:list-item>
              </text:list>
            </text:list-item>
            <text:list-item>
              <text:p text:style-name="P32">T-1.5 : “j1 : N : 1” ~~ </text:p>
              <text:list>
                <text:list-item>
                  <text:p text:style-name="P32">CODE : ~~ “j2 : Y/N : 1”</text:p>
                </text:list-item>
                <text:list-item>
                  <text:p text:style-name="P3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921875194120395128" text:style-name="L13">
        <text:list-item>
          <text:p text:style-name="P34">TASK : “j2 : Y : 2” ~~</text:p>
          <text:list>
            <text:list-item>
              <text:p text:style-name="P34">//_20200106_143611:next</text:p>
            </text:list-item>
          </text:list>
        </text:list-item>
      </text:list>
      <text:p text:style-name="P5">[further]</text:p>
      <text:list xml:id="list4156254221416810587" text:style-name="L14">
        <text:list-item>
          <text:p text:style-name="P35"/>
        </text:list-item>
      </text:list>
      <text:p text:style-name="P15"><text:line-break/><text:span text:style-name="T2">[/ 20200106_144107]</text:span></text:p>
      <text:p text:style-name="P15"/>
      <text:p text:style-name="P9"/>
      <text:p text:style-name="P5"><text:soft-page-break/><text:span text:style-name="T4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8976140602083523620" text:style-name="L15">
        <text:list-item>
          <text:p text:style-name="P36">REVIEW </text:p>
        </text:list-item>
        <text:list-item>
          <text:p text:style-name="P36">TASK-1 : “j2 : Y : 2” ~~</text:p>
          <text:list>
            <text:list-item>
              <text:list>
                <text:list-item>
                  <text:p text:style-name="P36">//_20200106_143611:next</text:p>
                </text:list-item>
              </text:list>
            </text:list-item>
            <text:list-item>
              <text:p text:style-name="P36">T-1.1 : new FILE → Pos.php</text:p>
              <text:list>
                <text:list-item>
                  <text:p text:style-name="P36">DUP : BarData.php</text:p>
                </text:list-item>
                <text:list-item>
                  <text:p text:style-name="P36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6">dummy line : → use Pos</text:p>
                </text:list-item>
                <text:list-item>
                  <text:p text:style-name="P36">TEST ==&gt; OK</text:p>
                </text:list-item>
              </text:list>
            </text:list-item>
            <text:list-item>
              <text:p text:style-name="P36">T-1.2 : “j2 : Y : 2”</text:p>
              <text:list>
                <text:list-item>
                  <text:p text:style-name="P36">~~ “j2 : Y : 3”</text:p>
                </text:list-item>
                <text:list-item>
                  <text:p text:style-name="P3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22199108655311101" text:style-name="L16">
        <text:list-item>
          <text:p text:style-name="P37">TASK : “j2 : Y : 4” ~~</text:p>
          <text:list>
            <text:list-item>
              <text:p text:style-name="P37">//_20200106_175914:next</text:p>
            </text:list-item>
          </text:list>
        </text:list-item>
      </text:list>
      <text:p text:style-name="P5">[further]</text:p>
      <text:list xml:id="list5543224611866176050" text:style-name="L17">
        <text:list-item>
          <text:p text:style-name="P38"/>
        </text:list-item>
      </text:list>
      <text:p text:style-name="P15"><text:line-break/><text:span text:style-name="T2">[/ XXX]</text:span></text:p>
      <text:p text:style-name="P9"/>
      <text:p text:style-name="P5"><text:span text:style-name="T4">6</text:span>---------------------------------------------------------------------------</text:p>
      <text:p text:style-name="P12">res free# JVEMV6 44#10.2_7 / 44. currency / 10. prog-php / 2. tester / <text:s/>XXXX</text:p>
      <text:p text:style-name="P12"><text:soft-page-break/></text:p>
      <text:p text:style-name="P5">[do] <text:span text:style-name="T1">#_ </text:span></text:p>
      <text:list xml:id="list8869525317767768921" text:style-name="L18">
        <text:list-item>
          <text:p text:style-name="P39">REVIEW</text:p>
        </text:list-item>
        <text:list-item>
          <text:p text:style-name="P39">TASK-1 : “j2 : Y : 4” ~~</text:p>
          <text:list>
            <text:list-item>
              <text:list>
                <text:list-item>
                  <text:p text:style-name="P39">//_20200106_175914:next</text:p>
                </text:list-item>
              </text:list>
            </text:list-item>
            <text:list-item>
              <text:p text:style-name="P39">T-1.1 </text:p>
              <text:list>
                <text:list-item>
                  <text:p text:style-name="P39">pos → init</text:p>
                  <text:list>
                    <text:list-item>
                      <text:p text:style-name="P39">new FUNC : init_Pos();</text:p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SEG-1</text:p>
              <text:list>
                <text:list-item>
                  <text:list>
                    <text:list-item>
                      <text:p text:style-name="P39">for-loop ==&gt; add param → $lo_Vals ==&gt; val_TP, a.o.</text:p>
                    </text:list-item>
                  </text:list>
                </text:list-item>
                <text:list-item>
                  <text:p text:style-name="P39">S-1.1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T-1.2 : “step : B : j2 : Y : 4.2 set ==&gt; new vals”</text:p>
              <text:list>
                <text:list-item>
                  <text:p text:style-name="P39">new FUNC : j2_Y_4_2()</text:p>
                  <text:list>
                    <text:list-item>
                      <text:p text:style-name="P39">//_20200107_152525:caller</text:p>
                    </text:list-item>
                    <text:list-item>
                      <text:p text:style-name="P39"/>
                    </text:list-item>
                  </text:list>
                </text:list-item>
                <text:list-item>
                  <text:p text:style-name="P3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814427139527792538" text:style-name="L19">
        <text:list-item>
          <text:p text:style-name="P40">TASK : “j2 : Y : 5”</text:p>
          <text:list>
            <text:list-item>
              <text:p text:style-name="P40">//_20200107_153029:next</text:p>
            </text:list-item>
          </text:list>
        </text:list-item>
      </text:list>
      <text:p text:style-name="P5">[further]</text:p>
      <text:list xml:id="list5056796379858166789" text:style-name="L20">
        <text:list-item>
          <text:p text:style-name="P41"/>
        </text:list-item>
      </text:list>
      <text:p text:style-name="P15"><text:line-break/><text:span text:style-name="T2">[/ 20200107_153311]</text:span></text:p>
      <text:p text:style-name="P15"/>
      <text:p text:style-name="P9"/>
      <text:p text:style-name="P5"><text:soft-page-break/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8488295" text:continue-list="list38487204" text:style-name="L1">
        <text:list-item>
          <text:p text:style-name="P21">REVIEW</text:p>
        </text:list-item>
        <text:list-item>
          <text:p text:style-name="P21">TASK-1 : “j2 : Y : 5”</text:p>
          <text:list>
            <text:list-item>
              <text:list>
                <text:list-item>
                  <text:p text:style-name="P21">//_20200107_153029:next</text:p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new FUNC : get_Bar_Type($pos, $bd)q</text:p>
                  <text:list>
                    <text:list-item>
                      <text:p text:style-name="P21">sig</text:p>
                    </text:list-item>
                    <text:list-item>
                      <text:p text:style-name="P21">labels</text:p>
                    </text:list-item>
                    <text:list-item>
                      <text:p text:style-name="P21">caller</text:p>
                    </text:list-item>
                    <text:list-item>
                      <text:p text:style-name="P21">dummy line</text:p>
                    </text:list-item>
                    <text:list-item>
                      <text:p text:style-name="P21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02361583664547354" text:style-name="L21">
        <text:list-item>
          <text:p text:style-name="P42">TASK</text:p>
          <text:list>
            <text:list-item>
              <text:p text:style-name="P42">func : get_Bar_Type</text:p>
              <text:list>
                <text:list-item>
                  <text:p text:style-name="P42">new FUNC : get_Bar_Type__BUY(...)</text:p>
                </text:list-item>
                <text:list-item>
                  <text:p text:style-name="P42">//_20200109_181021:next</text:p>
                </text:list-item>
              </text:list>
            </text:list-item>
          </text:list>
        </text:list-item>
      </text:list>
      <text:p text:style-name="P5">[further]</text:p>
      <text:list xml:id="list4849452492425100119" text:style-name="L22">
        <text:list-item>
          <text:p text:style-name="P43"/>
        </text:list-item>
      </text:list>
      <text:p text:style-name="P15"><text:line-break/><text:span text:style-name="T2">[/ 20200109_181032]</text:span></text:p>
      <text:p text:style-name="P15"/>
      <text:p text:style-name="P9"/>
      <text:p text:style-name="P5"><text:span text:style-name="T4">8</text:span>---------------------------------------------------------------------------</text:p>
      <text:p text:style-name="P12">res free# JVEMV6 44#10.2_9 / 44. currency / 10. prog-php / 2. tester / <text:s/><text:soft-page-break/>20200112_125240</text:p>
      <text:p text:style-name="P12"/>
      <text:p text:style-name="P5">[do] <text:span text:style-name="T1">#_ </text:span></text:p>
      <text:list xml:id="list4311032708282946472" text:style-name="L23">
        <text:list-item>
          <text:p text:style-name="P44">REVIEW</text:p>
        </text:list-item>
        <text:list-item>
          <text:p text:style-name="P44">TASK-1</text:p>
          <text:list>
            <text:list-item>
              <text:list>
                <text:list-item>
                  <text:p text:style-name="P44">func : get_Bar_Type</text:p>
                  <text:list>
                    <text:list-item>
                      <text:p text:style-name="P44">new FUNC : get_Bar_Type__BUY(...)</text:p>
                    </text:list-item>
                    <text:list-item>
                      <text:p text:style-name="P44">//_20200109_181021:next</text:p>
                    </text:list-item>
                  </text:list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new FUNC : get_Bar_Type__BUY(...)</text:p>
                  <text:list>
                    <text:list-item>
                      <text:p text:style-name="P44">~~ “step : 1”</text:p>
                    </text:list-item>
                    <text:list-item>
                      <text:p text:style-name="P44">sig</text:p>
                    </text:list-item>
                    <text:list-item>
                      <text:p text:style-name="P44">labels</text:p>
                      <text:list>
                        <text:list-item>
                          <text:p text:style-name="P44"><text:tab/><text:tab/>//_20200112_133506:caller</text:p>
                        </text:list-item>
                        <text:list-item>
                          <text:p text:style-name="P44"><text:tab/><text:tab/>//_20200112_133510:head</text:p>
                        </text:list-item>
                        <text:list-item>
                          <text:p text:style-name="P44"><text:tab/><text:tab/>//_20200112_133513:wl</text:p>
                        </text:list-item>
                      </text:list>
                    </text:list-item>
                    <text:list-item>
                      <text:p text:style-name="P44">caller</text:p>
                      <text:list>
                        <text:list-item>
                          <text:p text:style-name="P44"/>
                        </text:list-item>
                      </text:list>
                    </text:list-item>
                    <text:list-item>
                      <text:p text:style-name="P44">dummy</text:p>
                    </text:list-item>
                    <text:list-item>
                      <text:p text:style-name="P44">TEST =&gt; OK</text:p>
                    </text:list-item>
                  </text:list>
                </text:list-item>
              </text:list>
            </text:list-item>
            <text:list-item>
              <text:p text:style-name="P44">T-1.2 : “j1 : Y/N : 1”</text:p>
              <text:list>
                <text:list-item>
                  <text:p text:style-name="P44">CODE</text:p>
                  <text:list>
                    <text:list-item>
                      <text:p text:style-name="P44">//_20200112_135454:tmp</text:p>
                    </text:list-item>
                    <text:list-item>
                      <text:p text:style-name="P44">show log; show diff</text:p>
                    </text:list-item>
                  </text:list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44">T-1.3 : “j1 : N : 2”</text:p>
              <text:list>
                <text:list-item>
                  <text:p text:style-name="P44">CODE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93841928199744931" text:style-name="L24">
        <text:list-item>
          <text:p text:style-name="P45"><text:soft-page-break/>TASK</text:p>
          <text:list>
            <text:list-item>
              <text:p text:style-name="P45">“j2 : N : 2” ~~</text:p>
              <text:list>
                <text:list-item>
                  <text:p text:style-name="P45">flowcharting</text:p>
                </text:list-item>
                <text:list-item>
                  <text:p text:style-name="P45">memo=2020-01-12</text:p>
                </text:list-item>
                <text:list-item>
                  <text:p text:style-name="P45">//_20200112_142119:next</text:p>
                </text:list-item>
              </text:list>
            </text:list-item>
          </text:list>
        </text:list-item>
      </text:list>
      <text:p text:style-name="P5">[further]</text:p>
      <text:list xml:id="list7444414788413023480" text:style-name="L25">
        <text:list-item>
          <text:p text:style-name="P46"/>
        </text:list-item>
      </text:list>
      <text:p text:style-name="P15"><text:line-break/><text:span text:style-name="T2">[/ 20200112_141641]</text:span></text:p>
      <text:p text:style-name="P15"/>
      <text:p text:style-name="P9"/>
      <text:p text:style-name="P5"><text:span text:style-name="T4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6814113768832306468" text:style-name="L26">
        <text:list-item>
          <text:p text:style-name="P47">REVIEW</text:p>
        </text:list-item>
        <text:list-item>
          <text:p text:style-name="P47">SEG-1 : “j2 : Y : 4” ==&gt; add more params</text:p>
          <text:list>
            <text:list-item>
              <text:p text:style-name="P47">S-1.1</text:p>
              <text:list>
                <text:list-item>
                  <text:p text:style-name="P47">TREE</text:p>
                  <text:list>
                    <text:list-item>
                      <text:p text:style-name="P47">LibEaTester::fx_tester_T_1__Exec</text:p>
                      <text:list>
                        <text:list-item>
                          <text:p text:style-name="P47">LibEaTester::loop_J1_N</text:p>
                          <text:list>
                            <text:list-item>
                              <text:p text:style-name="P47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TEST ==&gt; OK</text:p>
            </text:list-item>
          </text:list>
        </text:list-item>
        <text:list-item>
          <text:p text:style-name="P47">SEG-2 : new FUNC : “show_Basic_Pos_Data($pos, __FILE__, __LINE__)”</text:p>
          <text:list>
            <text:list-item>
              <text:p text:style-name="P47">func</text:p>
              <text:list>
                <text:list-item>
                  <text:p text:style-name="P47">//_20200112_173733:tmp</text:p>
                </text:list-item>
                <text:list-item>
                  <text:p text:style-name="P47">sig</text:p>
                </text:list-item>
                <text:list-item>
                  <text:p text:style-name="P47">labels</text:p>
                  <text:list>
                    <text:list-item>
                      <text:p text:style-name="P47"><text:soft-page-break/>//_20200112_173841:caller</text:p>
                    </text:list-item>
                    <text:list-item>
                      <text:p text:style-name="P47">//_20200112_173843:head</text:p>
                    </text:list-item>
                    <text:list-item>
                      <text:p text:style-name="P47">//_20200112_173846:wl</text:p>
                    </text:list-item>
                  </text:list>
                </text:list-item>
                <text:list-item>
                  <text:p text:style-name="P47">caller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  <text:list-item>
          <text:p text:style-name="P47">TASK-1 : </text:p>
        </text:list-item>
      </text:list>
      <text:list xml:id="list38497834" text:continue-list="list38488295" text:style-name="L1">
        <text:list-item>
          <text:list>
            <text:list-item>
              <text:list>
                <text:list-item>
                  <text:p text:style-name="P21">“j2 : N : 2” ~~</text:p>
                  <text:list>
                    <text:list-item>
                      <text:p text:style-name="P21">flowcharting</text:p>
                    </text:list-item>
                    <text:list-item>
                      <text:p text:style-name="P21">memo=2020-01-12</text:p>
                    </text:list-item>
                    <text:list-item>
                      <text:p text:style-name="P21">//_20200112_142119:next</text:p>
                    </text:list-item>
                  </text:list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2090371743586897545" text:style-name="L27">
        <text:list-item>
          <text:p text:style-name="P48">TASK : this ==&gt; TASK-1</text:p>
        </text:list-item>
      </text:list>
      <text:p text:style-name="P5">[further]</text:p>
      <text:list xml:id="list3947950702752153572" text:style-name="L28">
        <text:list-item>
          <text:p text:style-name="P49"/>
        </text:list-item>
      </text:list>
      <text:p text:style-name="P15"><text:line-break/><text:span text:style-name="T2">[/ 20200112_174515]</text:span></text:p>
      <text:p text:style-name="P15"/>
      <text:p text:style-name="P9"/>
      <text:p text:style-name="P5"><text:span text:style-name="T4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7418627528140186222" text:style-name="L29">
        <text:list-item>
          <text:p text:style-name="P50">REVIEW</text:p>
        </text:list-item>
        <text:list-item>
          <text:p text:style-name="P50">TASK-1</text:p>
          <text:list>
            <text:list-item>
              <text:list>
                <text:list-item>
                  <text:p text:style-name="P50">“j2 : N : 2” ~~</text:p>
                  <text:list>
                    <text:list-item>
                      <text:p text:style-name="P50"><text:soft-page-break/>flowcharting</text:p>
                    </text:list-item>
                    <text:list-item>
                      <text:p text:style-name="P50">memo=2020-01-12</text:p>
                    </text:list-item>
                    <text:list-item>
                      <text:p text:style-name="P50">//_20200112_142119:next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“j2 : N : 2” 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  <text:list-item>
          <text:p text:style-name="P50">TASK-2 : “j3 : N : 2” ~~</text:p>
          <text:list>
            <text:list-item>
              <text:p text:style-name="P50">T-2.1</text:p>
              <text:list>
                <text:list-item>
                  <text:p text:style-name="P50">“j3 : N : 2”</text:p>
                </text:list-item>
                <text:list-item>
                  <text:p text:style-name="P50">“j4”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2.2 : add “$strOf_Bar_Type”</text:p>
              <text:list>
                <text:list-item>
                  <text:p text:style-name="P50">“j4”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5">[next]</text:p>
      <text:list xml:id="list8419627226247121705" text:style-name="L30">
        <text:list-item>
          <text:p text:style-name="P51">TASK</text:p>
          <text:list>
            <text:list-item>
              <text:p text:style-name="P51">func “tester” : “j5” ~~</text:p>
            </text:list-item>
            <text:list-item>
              <text:p text:style-name="P51">func “get_Bar_Type($pos, $bd, $typeOf_Position)”</text:p>
              <text:list>
                <text:list-item>
                  <text:p text:style-name="P51">==&gt; add code : return</text:p>
                </text:list-item>
                <text:list-item>
                  <text:p text:style-name="P51">//_20200113_124813:next</text:p>
                </text:list-item>
              </text:list>
            </text:list-item>
          </text:list>
        </text:list-item>
      </text:list>
      <text:p text:style-name="P5">[further]</text:p>
      <text:list xml:id="list5668927217264597876" text:style-name="L31">
        <text:list-item>
          <text:p text:style-name="P52"/>
        </text:list-item>
      </text:list>
      <text:p text:style-name="P15"><text:line-break/><text:span text:style-name="T2">[/ 20200113_124826]</text:span></text:p>
      <text:p text:style-name="P15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><text:soft-page-break/></text:p>
      <text:p text:style-name="P5">[do] <text:span text:style-name="T1">#_ </text:span></text:p>
      <text:list xml:id="list94738932447621703" text:style-name="L32">
        <text:list-item>
          <text:p text:style-name="P53">REVIEW</text:p>
        </text:list-item>
        <text:list-item>
          <text:p text:style-name="P53">TASK-1</text:p>
          <text:list>
            <text:list-item>
              <text:list>
                <text:list-item>
                  <text:p text:style-name="P53">func “tester” : “j5” ~~</text:p>
                </text:list-item>
                <text:list-item>
                  <text:p text:style-name="P53">func “get_Bar_Type($pos, $bd, $typeOf_Position)”</text:p>
                  <text:list>
                    <text:list-item>
                      <text:p text:style-name="P53">==&gt; add code : return</text:p>
                    </text:list-item>
                    <text:list-item>
                      <text:p text:style-name="P53">//_20200113_124813:next</text:p>
                    </text:list-item>
                  </text:list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CODE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512536681386982052" text:style-name="L33">
        <text:list-item>
          <text:p text:style-name="P54">TASK</text:p>
          <text:list>
            <text:list-item>
              <text:p text:style-name="P54">func “LibEaTester::loop_J1_N”</text:p>
              <text:list>
                <text:list-item>
                  <text:p text:style-name="P54">“j2 : N : 2” ~~</text:p>
                </text:list-item>
                <text:list-item>
                  <text:p text:style-name="P54">//_20200113_175050:next</text:p>
                </text:list-item>
              </text:list>
            </text:list-item>
          </text:list>
        </text:list-item>
      </text:list>
      <text:p text:style-name="P5">[further]</text:p>
      <text:list xml:id="list4703380945277659162" text:style-name="L34">
        <text:list-item>
          <text:p text:style-name="P55"/>
        </text:list-item>
      </text:list>
      <text:p text:style-name="P15"><text:line-break/><text:span text:style-name="T2">[/ 20200113_175104]</text:span></text:p>
      <text:p text:style-name="P15"/>
      <text:p text:style-name="P9"/>
      <text:p text:style-name="P5"><text:span text:style-name="T4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3686255611550395378" text:style-name="L35">
        <text:list-item>
          <text:p text:style-name="P56">REVIEW</text:p>
        </text:list-item>
        <text:list-item>
          <text:p text:style-name="P56"><text:soft-page-break/>TASK-1</text:p>
          <text:list>
            <text:list-item>
              <text:list>
                <text:list-item>
                  <text:p text:style-name="P56">func “LibEaTester::loop_J1_N”</text:p>
                  <text:list>
                    <text:list-item>
                      <text:p text:style-name="P56">“j2 : N : 2” ~~</text:p>
                    </text:list-item>
                    <text:list-item>
                      <text:p text:style-name="P56">//_20200113_175050:next</text:p>
                    </text:list-item>
                  </text:list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//_20200114_115250:tmp</text:p>
                </text:list-item>
                <text:list-item>
                  <text:p text:style-name="P56">j2 ==&gt; false (dummy)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700271542144833841" text:style-name="L36">
        <text:list-item>
          <text:p text:style-name="P57">TASK</text:p>
          <text:list>
            <text:list-item>
              <text:p text:style-name="P57">func “loop_J1_N” ==&gt; add return val → bar type string</text:p>
            </text:list-item>
            <text:list-item>
              <text:p text:style-name="P57">//_20200114_121654:next</text:p>
            </text:list-item>
            <text:list-item>
              <text:p text:style-name="P57">edit</text:p>
              <text:list>
                <text:list-item>
                  <text:p text:style-name="P57">func caller line</text:p>
                </text:list-item>
              </text:list>
            </text:list-item>
          </text:list>
        </text:list-item>
      </text:list>
      <text:p text:style-name="P5">[further]</text:p>
      <text:list xml:id="list1909700164413188724" text:style-name="L37">
        <text:list-item>
          <text:p text:style-name="P58"/>
        </text:list-item>
      </text:list>
      <text:p text:style-name="P15"><text:line-break/><text:span text:style-name="T2">[/ 20200114_121723]</text:span></text:p>
      <text:p text:style-name="P15"/>
      <text:p text:style-name="P9"/>
      <text:p text:style-name="P5"><text:span text:style-name="T4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1764444388317943067" text:style-name="L38">
        <text:list-item>
          <text:p text:style-name="P59">REVIEW</text:p>
        </text:list-item>
        <text:list-item>
          <text:p text:style-name="P59">TASK-1</text:p>
          <text:list>
            <text:list-item>
              <text:list>
                <text:list-item>
                  <text:p text:style-name="P59">func “loop_J1_N” ==&gt; add return val → bar type string</text:p>
                </text:list-item>
                <text:list-item>
                  <text:p text:style-name="P59"><text:soft-page-break/>//_20200114_121654:next</text:p>
                </text:list-item>
                <text:list-item>
                  <text:p text:style-name="P59">edit</text:p>
                  <text:list>
                    <text:list-item>
                      <text:p text:style-name="P59">func caller line</text:p>
                    </text:list-item>
                  </text:list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CODE</text:p>
                </text:list-item>
                <text:list-item>
                  <text:p text:style-name="P59">TEST : //_20200114_115250:tmp ==&gt; var set to true</text:p>
                  <text:list>
                    <text:list-item>
                      <text:p text:style-name="P59">$flg_Position<text:tab/>true</text:p>
                    </text:list-item>
                    <text:list-item>
                      <text:p text:style-name="P59">$pos : st_idx = 0(NO ENTRY) / $pos-&gt;st_pr = 78.761</text:p>
                    </text:list-item>
                    <text:list-item>
                      <text:p text:style-name="P59">$typeOf_Bar<text:tab/>C5</text:p>
                    </text:list-item>
                    <text:list-item>
                      <text:p text:style-name="P59">==&gt; OK</text:p>
                    </text:list-item>
                    <text:list-item>
                      <text:p text:style-name="P59">PROBLEM : “Error: Cannot use object of type BarData as array”</text:p>
                      <text:list>
                        <text:list-item>
                          <text:p text:style-name="P59">TRY</text:p>
                          <text:list>
                            <text:list-item>
                              <text:p text:style-name="P59">TREE</text:p>
                              <text:list>
                                <text:list-item>
                                  <text:p text:style-name="P59">fx_tester_T_1__Exec</text:p>
                                </text:list-item>
                                <text:list-item>
                                  <text:p text:style-name="P59">&lt;= cont : fx_tester_T_1</text:p>
                                </text:list-item>
                                <text:list-item>
                                  <text:p text:style-name="P59">/ Libfx::get_ListOf_BarDatas()</text:p>
                                </text:list-item>
                                <text:list-item>
                                  <text:p text:style-name="P59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9">==&gt; SOLVED</text:p>
                        </text:list-item>
                      </text:list>
                    </text:list-item>
                    <text:list-item>
                      <text:p text:style-name="P59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856303398829387669" text:style-name="L39">
        <text:list-item>
          <text:p text:style-name="P60">TASK : after “j1” returned → section D</text:p>
          <text:list>
            <text:list-item>
              <text:p text:style-name="P60">//_20200116_142816:next</text:p>
            </text:list-item>
            <text:list-item>
              <text:p text:style-name="P60">==&gt; see memo : 44#10.2_5</text:p>
            </text:list-item>
          </text:list>
        </text:list-item>
      </text:list>
      <text:p text:style-name="P5">[further]</text:p>
      <text:list xml:id="list5220836531611533538" text:style-name="L40">
        <text:list-item>
          <text:p text:style-name="P61"/>
        </text:list-item>
      </text:list>
      <text:p text:style-name="P15"><text:line-break/><text:soft-page-break/><text:span text:style-name="T2">[/ 20200116_142928]</text:span></text:p>
      <text:p text:style-name="P15"/>
      <text:p text:style-name="P9"/>
      <text:p text:style-name="P13"><text:span text:style-name="T3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6616770514126429354" text:style-name="L41">
        <text:list-item>
          <text:p text:style-name="P62">REVIEW</text:p>
        </text:list-item>
        <text:list-item>
          <text:p text:style-name="P62">TASK-1</text:p>
          <text:list>
            <text:list-item>
              <text:list>
                <text:list-item>
                  <text:p text:style-name="P17">after “j1” returned → section D</text:p>
                  <text:list>
                    <text:list-item>
                      <text:p text:style-name="P62">//_20200116_142816:next</text:p>
                    </text:list-item>
                    <text:list-item>
                      <text:p text:style-name="P62">==&gt; see memo : 44#10.2_5</text:p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SEG-1 : PROBLEM</text:p>
              <text:list>
                <text:list-item>
                  <text:p text:style-name="P62">bar data “2019.04.24 12:30” ==&gt; judged as C5</text:p>
                  <text:list>
                    <text:list-item>
                      <text:p text:style-name="P62">==&gt;should be C4</text:p>
                    </text:list-item>
                    <text:list-item>
                      <text:p text:style-name="P62">//_20200116_170153:fix</text:p>
                    </text:list-item>
                  </text:list>
                </text:list-item>
                <text:list-item>
                  <text:p text:style-name="P62">S-1.1</text:p>
                  <text:list>
                    <text:list-item>
                      <text:p text:style-name="P62">TREE</text:p>
                      <text:list>
                        <text:list-item>
                          <text:p text:style-name="P62">get_Bar_Type__BUY</text:p>
                        </text:list-item>
                        <text:list-item>
                          <text:p text:style-name="P62">&lt;== LibEaTester::get_Bar_Type__BUY($pos, $bd)</text:p>
                        </text:list-item>
                        <text:list-item>
                          <text:p text:style-name="P62">&lt;== get_Bar_Type($pos, $bd, $typeOf_Position)</text:p>
                        </text:list-item>
                        <text:list-item>
                          <text:p text:style-name="P62">&lt;== loop_J1_N($lo_BarDatas, $flg_Position, $idxOf_Loop, $pos, $lo_Vals)</text:p>
                          <text:list>
                            <text:list-item>
                              <text:p text:style-name="P62">$bd = $lo_BarDatas[$idxOf_Loop]</text:p>
                            </text:list-item>
                          </text:list>
                        </text:list-item>
                        <text:list-item>
                          <text:p text:style-name="P62">&lt;== fx_tester_T_1__Exec($lo_BarDatas)</text:p>
                        </text:list-item>
                      </text:list>
                    </text:list-item>
                    <text:list-item>
                      <text:p text:style-name="P62">? $lo_BarDatas ==&gt; where built ?</text:p>
                      <text:list>
                        <text:list-item>
                          <text:p text:style-name="P62">==&gt; cont : fx_tester_T_1()</text:p>
                        </text:list-item>
                        <text:list-item>
                          <text:p text:style-name="P62">// Libfx::get_ListOf_BarDatas()</text:p>
                        </text:list-item>
                        <text:list-item>
                          <text:p text:style-name="P62"><text:soft-page-break/>==&gt; $lo_BarDatas = Libfx::conv_CSV_Lines_To_BarDatas($lo_CSV_Lines, $lenOf_Header_Lines)</text:p>
                        </text:list-item>
                        <text:list-item>
                          <text:p text:style-name="P62">==&gt; “<text:tab/><text:tab/><text:tab/>$bd-&gt;price_High = $line[2];</text:p>
                        </text:list-item>
                        <text:list-item>
                          <text:p text:style-name="P62"><text:tab/><text:tab/><text:tab/>$bd-&gt;price_Low = $line[3];</text:p>
                        </text:list-item>
                        <text:list-item>
                          <text:p text:style-name="P62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2">S-1.2 : review ==&gt; csv file</text:p>
                  <text:list>
                    <text:list-item>
                      <text:p text:style-name="P62">open </text:p>
                    </text:list-item>
                    <text:list-item>
                      <text:p text:style-name="P62">search : “2019.04.24 12:30”</text:p>
                    </text:list-item>
                    <text:list-item>
                      <text:p text:style-name="P62">==&gt; “78.761;78.762;78.75700000000001;78.762” (open, H,L,close)</text:p>
                    </text:list-item>
                  </text:list>
                </text:list-item>
                <text:list-item>
                  <text:p text:style-name="P62">==&gt; DROP</text:p>
                </text:list-item>
              </text:list>
            </text:list-item>
            <text:list-item>
              <text:p text:style-name="P62"><text:span text:style-name="T1">#_ </text:span>SEG-2 : gen ==&gt; csv file</text:p>
              <text:list>
                <text:list-item>
                  <text:p text:style-name="P62">A/D, M15</text:p>
                </text:list-item>
                <text:list-item>
                  <text:p text:style-name="P62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2">gen</text:p>
                </text:list-item>
                <text:list-item>
                  <text:p text:style-name="P62">validate</text:p>
                  <text:list>
                    <text:list-item>
                      <text:p text:style-name="P62">2019.04.25 22:30 ==&gt; OK</text:p>
                    </text:list-item>
                    <text:list-item>
                      <text:p text:style-name="P62">2020.01.16 09:30 ==&gt; OK</text:p>
                    </text:list-item>
                  </text:list>
                </text:list-item>
                <text:list-item>
                  <text:p text:style-name="P62">S-2.1 : sliced file</text:p>
                  <text:list>
                    <text:list-item>
                      <text:p text:style-name="P62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2">S-2.2 : php file ==&gt; change file name</text:p>
                </text:list-item>
                <text:list-item>
                  <text:p text:style-name="P62">S-2.3</text:p>
                  <text:list>
                    <text:list-item>
                      <text:p text:style-name="P62">TEST : exec tester</text:p>
                      <text:list>
                        <text:list-item>
                          <text:p text:style-name="P62">==&gt; “$typeOf_Bar<text:tab/>C4” (2020.01.16 10:00)</text:p>
                        </text:list-item>
                        <text:list-item>
                          <text:p text:style-name="P62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1 : “step : D : 1 : 1”</text:p>
              <text:list>
                <text:list-item>
                  <text:p text:style-name="P62">==&gt; OK</text:p>
                </text:list-item>
              </text:list>
            </text:list-item>
            <text:list-item>
              <text:p text:style-name="P62">T-1.2 : “step : D : 1 : 2” → dispatch</text:p>
              <text:list>
                <text:list-item>
                  <text:p text:style-name="P62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1405977370788468643" text:style-name="L42">
        <text:list-item>
          <text:p text:style-name="P63">TASK : “step : D : 1 : 2-1” ~~</text:p>
          <text:list>
            <text:list-item>
              <text:p text:style-name="P63">//_20200116_173730:next</text:p>
            </text:list-item>
          </text:list>
        </text:list-item>
      </text:list>
      <text:p text:style-name="P5">[further]</text:p>
      <text:list xml:id="list2534221815589310918" text:style-name="L43">
        <text:list-item>
          <text:p text:style-name="P64"/>
        </text:list-item>
      </text:list>
      <text:p text:style-name="P15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3371144142745009222" text:style-name="L44">
        <text:list-item>
          <text:p text:style-name="P65">REVIEW</text:p>
        </text:list-item>
        <text:list-item>
          <text:p text:style-name="P65">TASK-1 : “step : D : 1 : 2-1” ~~</text:p>
          <text:list>
            <text:list-item>
              <text:list>
                <text:list-item>
                  <text:p text:style-name="P65">//_20200116_173730:next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TEST ==&gt; “(step : D : 1 : 2-2) C4”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pan text:style-name="T1">#_ </text:span>SEG-1 : lib_ea_tester.php</text:p>
          <text:list>
            <text:list-item>
              <text:list>
                <text:list-item>
                  <text:p text:style-name="P65">for-loop : “$typeOf_Bar == CONS::$strOf_BarType__SL”</text:p>
                </text:list-item>
              </text:list>
            </text:list-item>
            <text:list-item>
              <text:p text:style-name="P65">S-1.1</text:p>
              <text:list>
                <text:list-item>
                  <text:p text:style-name="P65">CODE : //test:20200117_122008</text:p>
                </text:list-item>
                <text:list-item>
                  <text:p text:style-name="P65"><text:soft-page-break/>TEST ==&gt; 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pan text:style-name="T1">#_ </text:span>SEG-2 </text:p>
          <text:list>
            <text:list-item>
              <text:list>
                <text:list-item>
                  <text:p text:style-name="P65">func : “LibEaTester::fx_tester_T_1__Exec($lo_BarDatas)”</text:p>
                  <text:list>
                    <text:list-item>
                      <text:p text:style-name="P65">==&gt; retrun vals</text:p>
                    </text:list-item>
                    <text:list-item>
                      <text:p text:style-name="P65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5">S-2.1</text:p>
              <text:list>
                <text:list-item>
                  <text:p text:style-name="P65">CODE</text:p>
                  <text:list>
                    <text:list-item>
                      <text:p text:style-name="P65">“$valOf_Ret” ==&gt; dec<text:span text:style-name="T12">lare at the top of the func : “fx_tester_T_1__Exec”</text:span></text:p>
                    </text:list-item>
                    <text:list-item>
                      <text:p text:style-name="P118"/>
                    </text:list-item>
                  </text:list>
                </text:list-item>
              </text:list>
            </text:list-item>
          </text:list>
        </text:list-item>
        <text:list-item>
          <text:p text:style-name="P65">SEG-3</text:p>
          <text:list>
            <text:list-item>
              <text:list>
                <text:list-item>
                  <text:p text:style-name="P65">func : “LibEaTester::loop_J1_N”</text:p>
                  <text:list>
                    <text:list-item>
                      <text:p text:style-name="P65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SEG-4</text:p>
          <text:list>
            <text:list-item>
              <text:list>
                <text:list-item>
                  <text:p text:style-name="P65">cont : //_20200106_130954:caller</text:p>
                  <text:list>
                    <text:list-item>
                      <text:p text:style-name="P65">of the returned vals, add “pos” to an array</text:p>
                    </text:list-item>
                    <text:list-item>
                      <text:p text:style-name="P65">if not terminating condition positive (SL, TP, loop-thru)</text:p>
                      <text:list>
                        <text:list-item>
                          <text:p text:style-name="P65">==&gt; continue calling the func “fx_tester_T_1__Exec”</text:p>
                          <text:list>
                            <text:list-item>
                              <text:p text:style-name="P65">==&gt; with the param “$num_Loop_Start” → updated</text:p>
                            </text:list-item>
                            <text:list-item>
                              <text:p text:style-name="P65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SEG-5</text:p>
          <text:list>
            <text:list-item>
              <text:list>
                <text:list-item>
                  <text:p text:style-name="P65">cont :: fx_tester_T_1()</text:p>
                  <text:list>
                    <text:list-item>
                      <text:p text:style-name="P65">==&gt; section “LibEaTester::fx_tester_T_1__Exec($lo_BarDatas)”</text:p>
                      <text:list>
                        <text:list-item>
                          <text:p text:style-name="P65">==&gt; fold the section with “while” loop</text:p>
                        </text:list-item>
                        <text:list-item>
                          <text:p text:style-name="P65">==&gt; the func fx_tester_T_1__Exec($lo_BarDatas)<text:span text:style-name="T13"> returns “$numOf_Loop” as one of the return vals; if this variable is greater than (len of $lo_BarDatas) minus N bars ==&gt; then, </text:span><text:soft-page-break/><text:span text:style-name="T13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 : “j1 : Y : 2” ~~</text:p>
          <text:list>
            <text:list-item>
              <text:p text:style-name="P65">T-2.1 </text:p>
              <text:list>
                <text:list-item>
                  <text:list>
                    <text:list-item>
                      <text:p text:style-name="P65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279670870983951094" text:style-name="L45">
        <text:list-item>
          <text:p text:style-name="P66">TASK</text:p>
          <text:list>
            <text:list-item>
              <text:p text:style-name="P66">this : SEG-5, SEG-4, TASK-2</text:p>
            </text:list-item>
            <text:list-item>
              <text:p text:style-name="P66">//_20200117_125541:next</text:p>
            </text:list-item>
          </text:list>
        </text:list-item>
      </text:list>
      <text:p text:style-name="P5">[further]</text:p>
      <text:list xml:id="list6496399648666777226" text:style-name="L46">
        <text:list-item>
          <text:p text:style-name="P67"/>
        </text:list-item>
      </text:list>
      <text:p text:style-name="P15"><text:line-break/><text:span text:style-name="T2">[/ 20200117_125558]</text:span></text:p>
      <text:p text:style-name="P15"/>
      <text:p text:style-name="P9"/>
      <text:p text:style-name="P5"><text:span text:style-name="T4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[do] <text:span text:style-name="T1">#_ </text:span></text:p>
      <text:list xml:id="list3955121309695491564" text:style-name="L47">
        <text:list-item>
          <text:p text:style-name="P68">REVIEW</text:p>
        </text:list-item>
        <text:list-item>
          <text:p text:style-name="P68">TASK-1</text:p>
          <text:list>
            <text:list-item>
              <text:list>
                <text:list-item>
                  <text:p text:style-name="P68">cont :: fx_tester_T_1()</text:p>
                  <text:list>
                    <text:list-item>
                      <text:p text:style-name="P68">==&gt; section “LibEaTester::fx_tester_T_1__Exec($lo_BarDatas)”</text:p>
                      <text:list>
                        <text:list-item>
                          <text:p text:style-name="P68">==&gt; fold the section with “while” loop</text:p>
                        </text:list-item>
                        <text:list-item>
                          <text:p text:style-name="P68">==&gt; the func fx_tester_T_1__Exec($lo_BarDatas)<text:span text:style-name="T13"> returns “$numOf_Loop” as one of the return vals; if this variable is </text:span><text:soft-page-break/><text:span text:style-name="T13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2">//_20200117_125541:next</text:p>
                </text:list-item>
              </text:list>
            </text:list-item>
            <text:list-item>
              <text:p text:style-name="P122">T-1.1</text:p>
              <text:list>
                <text:list-item>
                  <text:p text:style-name="P121">CODE</text:p>
                </text:list-item>
                <text:list-item>
                  <text:p text:style-name="P121">TEST ==&gt; OK</text:p>
                </text:list-item>
                <text:list-item>
                  <text:p text:style-name="P121">TEST-2 : “//test:20200117_122008” ==&gt; turn off</text:p>
                  <text:list>
                    <text:list-item>
                      <text:p text:style-name="P121">==&gt; ERROR : “Notice (8): Undefined offset: 3 [APP\Controller\FxTestController.php, line 135]”</text:p>
                    </text:list-item>
                    <text:list-item>
                      <text:p text:style-name="P121">TRY : inspect</text:p>
                      <text:list>
                        <text:list-item>
                          <text:p text:style-name="P121">==&gt; add code to → for-loop</text:p>
                        </text:list-item>
                      </text:list>
                    </text:list-item>
                    <text:list-item>
                      <text:p text:style-name="P121">TEST ==&gt; OK</text:p>
                    </text:list-item>
                  </text:list>
                </text:list-item>
              </text:list>
            </text:list-item>
            <text:list-item>
              <text:p text:style-name="P122"/>
            </text:list-item>
          </text:list>
        </text:list-item>
      </text:list>
      <text:p text:style-name="P5"/>
      <text:p text:style-name="P5">[next]</text:p>
      <text:list xml:id="list3330517553065198607" text:style-name="L48">
        <text:list-item>
          <text:p text:style-name="P69">TASK</text:p>
          <text:list>
            <text:list-item>
              <text:p text:style-name="P69">//_20200118_155832:next (cont)</text:p>
            </text:list-item>
            <text:list-item>
              <text:p text:style-name="P69">while-loop</text:p>
              <text:list>
                <text:list-item>
                  <text:p text:style-name="P69">iterate N times</text:p>
                </text:list-item>
                <text:list-item>
                  <text:p text:style-name="P69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3811162984202643073" text:style-name="L49">
        <text:list-item>
          <text:p text:style-name="P70"/>
        </text:list-item>
      </text:list>
      <text:p text:style-name="P15"><text:line-break/><text:span text:style-name="T2">[/ 20200118_155943]</text:span></text:p>
      <text:p text:style-name="P9"/>
      <text:p text:style-name="P15"/>
      <text:p text:style-name="P5"><text:span text:style-name="T4">17</text:span>---------------------------------------------------------------------------</text:p>
      <text:p text:style-name="P12">res free# JVEMV6 44#10.2_18 / 44. currency / 10. prog-php / 2. tester / <text:s/>20200119_181058</text:p>
      <text:p text:style-name="P12"><text:soft-page-break/></text:p>
      <text:p text:style-name="P5">[do] <text:span text:style-name="T1">#_ </text:span></text:p>
      <text:list xml:id="list7320930073399057021" text:style-name="L50">
        <text:list-item>
          <text:p text:style-name="P71">REVIEW</text:p>
        </text:list-item>
        <text:list-item>
          <text:p text:style-name="P71">TASK-1</text:p>
          <text:list>
            <text:list-item>
              <text:list>
                <text:list-item>
                  <text:p text:style-name="P71">//_20200118_155832:next (cont)</text:p>
                </text:list-item>
                <text:list-item>
                  <text:p text:style-name="P71">while-loop</text:p>
                  <text:list>
                    <text:list-item>
                      <text:p text:style-name="P71">iterate N times</text:p>
                    </text:list-item>
                    <text:list-item>
                      <text:p text:style-name="P71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1">T-1.1 : while-loop ==&gt; iterate N times</text:p>
              <text:list>
                <text:list-item>
                  <text:p text:style-name="P71">CODE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T-1.2 : returned “pos” val ==&gt; append to an array</text:p>
              <text:list>
                <text:list-item>
                  <text:p text:style-name="P71">CODE</text:p>
                  <text:list>
                    <text:list-item>
                      <text:p text:style-name="P71">new var : $lo_Pos = array()</text:p>
                    </text:list-item>
                    <text:list-item>
                      <text:p text:style-name="P71">append pos</text:p>
                    </text:list-item>
                    <text:list-item>
                      <text:p text:style-name="P71">show num of pos instances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SEG-1 : $lo_BarDatas ==&gt; ascending, or descending ?</text:p>
              <text:list>
                <text:list-item>
                  <text:p text:style-name="P71">S-1.1</text:p>
                  <text:list>
                    <text:list-item>
                      <text:p text:style-name="P71">debugging line</text:p>
                    </text:list-item>
                    <text:list-item>
                      <text:p text:style-name="P71">//_20200119_183513:tmp</text:p>
                    </text:list-item>
                  </text:list>
                </text:list-item>
                <text:list-item>
                  <text:p text:style-name="P71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71842371018815639" text:style-name="L51">
        <text:list-item>
          <text:p text:style-name="P72">TASK-1</text:p>
          <text:list>
            <text:list-item>
              <text:p text:style-name="P72">//_20200119_184045:next (cont)</text:p>
            </text:list-item>
            <text:list-item>
              <text:p text:style-name="P72">$lo_BarDatas ==&gt; reverse with a new FUNC</text:p>
              <text:list>
                <text:list-item>
                  <text:p text:style-name="P72">reverse_LO_BarDatas($lo_BarDatas, $strOf_Direction)</text:p>
                </text:list-item>
              </text:list>
            </text:list-item>
          </text:list>
        </text:list-item>
        <text:list-item>
          <text:p text:style-name="P72">TASK-2</text:p>
          <text:list>
            <text:list-item>
              <text:p text:style-name="P72">while-loop ==&gt; use $pos “st_idx” val</text:p>
            </text:list-item>
            <text:list-item>
              <text:p text:style-name="P72"><text:soft-page-break/>==&gt; func “LibEaTester::fx_tester_T_1__Exec($lo_BarDatas)”</text:p>
              <text:list>
                <text:list-item>
                  <text:p text:style-name="P72">==&gt; add param : “$num_Loop_Start”</text:p>
                </text:list-item>
                <text:list-item>
                  <text:p text:style-name="P72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7683904033592012706" text:style-name="L52">
        <text:list-item>
          <text:p text:style-name="P73"/>
        </text:list-item>
      </text:list>
      <text:p text:style-name="P15"><text:line-break/><text:span text:style-name="T2">[/ 20200119_184351]</text:span></text:p>
      <text:p text:style-name="P15"/>
      <text:p text:style-name="P9"/>
      <text:p text:style-name="P5"><text:span text:style-name="T4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7845970093133586848" text:style-name="L53">
        <text:list-item>
          <text:p text:style-name="P74">REVIEW</text:p>
        </text:list-item>
        <text:list-item>
          <text:p text:style-name="P74">TASK-1</text:p>
          <text:list>
            <text:list-item>
              <text:list>
                <text:list-item>
                  <text:p text:style-name="P74">//_20200119_184045:next (cont)</text:p>
                </text:list-item>
                <text:list-item>
                  <text:p text:style-name="P74">$lo_BarDatas ==&gt; reverse with a new FUNC</text:p>
                  <text:list>
                    <text:list-item>
                      <text:p text:style-name="P74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4">T-1.1</text:p>
              <text:list>
                <text:list-item>
                  <text:p text:style-name="P74">new FUNC</text:p>
                  <text:list>
                    <text:list-item>
                      <text:p text:style-name="P74">sig</text:p>
                    </text:list-item>
                    <text:list-item>
                      <text:p text:style-name="P74"><text:span text:style-name="T1">#_ </text:span>labels</text:p>
                      <text:list>
                        <text:list-item>
                          <text:p text:style-name="P74"><text:tab/><text:tab/>//_20200120_151446:caller</text:p>
                        </text:list-item>
                        <text:list-item>
                          <text:p text:style-name="P74"><text:tab/><text:tab/>//_20200120_151450:head</text:p>
                        </text:list-item>
                        <text:list-item>
                          <text:p text:style-name="P74"><text:tab/><text:tab/>//_20200120_151453:wl</text:p>
                        </text:list-item>
                      </text:list>
                    </text:list-item>
                    <text:list-item>
                      <text:p text:style-name="P74"><text:span text:style-name="T1">#_ </text:span>caller</text:p>
                    </text:list-item>
                    <text:list-item>
                      <text:p text:style-name="P74"><text:span text:style-name="T1">#_ </text:span>dummy lines</text:p>
                    </text:list-item>
                    <text:list-item>
                      <text:p text:style-name="P74">TEST ==&gt; OK</text:p>
                      <text:list>
                        <text:list-item>
                          <text:p text:style-name="P74"><text:soft-page-break/><office:annotation office:name="__Annotation__6702_740636637"><dc:creator>iwabuchi ken</dc:creator><dc:date>2020-01-20T15:34:57.32</dc:date><text:p text:style-name="P133"><text:span text:style-name="T15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SEG-1 : log file ==&gt; add time stamp</text:p>
            </text:list-item>
            <text:list-item>
              <text:p text:style-name="P74">T-1.2</text:p>
              <text:list>
                <text:list-item>
                  <text:p text:style-name="P74">CODE</text:p>
                  <text:list>
                    <text:list-item>
                      <text:p text:style-name="P74">sorting</text:p>
                      <text:list>
                        <text:list-item>
                          <text:p text:style-name="P74">skeleton</text:p>
                        </text:list-item>
                      </text:list>
                    </text:list-item>
                    <text:list-item>
                      <text:p text:style-name="P74">coding ==&gt; 4 cases</text:p>
                    </text:list-item>
                  </text:list>
                </text:list-item>
                <text:list-item>
                  <text:p text:style-name="P7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547053069173641624" text:style-name="L54">
        <text:list-item>
          <text:p text:style-name="P75">TASK</text:p>
          <text:list>
            <text:list-item>
              <text:p text:style-name="P75">//_20200117_125541:next</text:p>
            </text:list-item>
            <text:list-item>
              <text:p text:style-name="P75">while-loop ==&gt; use $pos “st_idx” val</text:p>
            </text:list-item>
            <text:list-item>
              <text:p text:style-name="P75">==&gt; func “LibEaTester::fx_tester_T_1__Exec($lo_BarDatas)”</text:p>
              <text:list>
                <text:list-item>
                  <text:p text:style-name="P75">==&gt; add param : “$num_Loop_Start”</text:p>
                </text:list-item>
                <text:list-item>
                  <text:p text:style-name="P75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8983216670293832725" text:style-name="L55">
        <text:list-item>
          <text:p text:style-name="P76"/>
        </text:list-item>
      </text:list>
      <text:p text:style-name="P15"><text:line-break/><text:span text:style-name="T2">[/ 20200120_163543]</text:span></text:p>
      <text:p text:style-name="P15"/>
      <text:p text:style-name="P9"/>
      <text:p text:style-name="P15"/>
      <text:p text:style-name="P5"><text:span text:style-name="T4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7536866433030658265" text:style-name="L56">
        <text:list-item>
          <text:p text:style-name="P77"><text:soft-page-break/>REVIEW</text:p>
        </text:list-item>
        <text:list-item>
          <text:p text:style-name="P77">TASK-1</text:p>
          <text:list>
            <text:list-item>
              <text:list>
                <text:list-item>
                  <text:p text:style-name="P77">//_20200117_125541:next</text:p>
                </text:list-item>
                <text:list-item>
                  <text:p text:style-name="P77">while-loop ==&gt; use $pos “st_idx” val</text:p>
                </text:list-item>
                <text:list-item>
                  <text:p text:style-name="P77">==&gt; func “LibEaTester::fx_tester_T_1__Exec($lo_BarDatas)”</text:p>
                  <text:list>
                    <text:list-item>
                      <text:p text:style-name="P77">==&gt; add param : “$num_Loop_Start”</text:p>
                    </text:list-item>
                    <text:list-item>
                      <text:p text:style-name="P77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7">T-1.1 </text:p>
              <text:list>
                <text:list-item>
                  <text:p text:style-name="P77"><text:span text:style-name="T1">#_ </text:span>add param to func ==&gt; LibEaTester::fx_tester_T_1__Exec($lo_BarDatas)</text:p>
                  <text:list>
                    <text:list-item>
                      <text:p text:style-name="P77">==&gt; “$_num_Loop_Start”</text:p>
                    </text:list-item>
                  </text:list>
                </text:list-item>
                <text:list-item>
                  <text:p text:style-name="P77">edit : caller lines</text:p>
                  <text:list>
                    <text:list-item>
                      <text:p text:style-name="P77">//_20200121_170907:tmp</text:p>
                    </text:list-item>
                  </text:list>
                </text:list-item>
                <text:list-item>
                  <text:p text:style-name="P77">add : debug lines ==&gt; LibEaTester::fx_tester_T_1__Exec($lo_BarDatas)</text:p>
                  <text:list>
                    <text:list-item>
                      <text:p text:style-name="P77">//debug:20200121_171036</text:p>
                    </text:list-item>
                  </text:list>
                </text:list-item>
                <text:list-item>
                  <text:p text:style-name="P77">TEST ==&gt; OK ::]20200121_171442</text:p>
                </text:list-item>
              </text:list>
            </text:list-item>
            <text:list-item>
              <text:p text:style-name="P77">T-1.2 : “$_num_Loop_Start” ==&gt; update with “$pos” data</text:p>
              <text:list>
                <text:list-item>
                  <text:p text:style-name="P77">//_20200121_171609:tmp</text:p>
                </text:list-item>
                <text:list-item>
                  <text:p text:style-name="P77">debug ==&gt; “$pos-&gt;st_id;”</text:p>
                  <text:list>
                    <text:list-item>
                      <text:p text:style-name="P77">CODE</text:p>
                    </text:list-item>
                    <text:list-item>
                      <text:p text:style-name="P77">TEST ==&gt; OK</text:p>
                    </text:list-item>
                  </text:list>
                </text:list-item>
                <text:list-item>
                  <text:p text:style-name="P77">$_num_Loop_Start ==&gt; update</text:p>
                  <text:list>
                    <text:list-item>
                      <text:p text:style-name="P77">CODE</text:p>
                    </text:list-item>
                    <text:list-item>
                      <text:p text:style-name="P7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755211655997796" text:style-name="L57">
        <text:list-item>
          <text:p text:style-name="P78">TASK</text:p>
          <text:list>
            <text:list-item>
              <text:p text:style-name="P78">“$numOf_Loop” //_20200121_172537:next</text:p>
            </text:list-item>
            <text:list-item>
              <text:p text:style-name="P78">if “$numOf_Loop” ==&gt; reaches to a number (N1) → break while</text:p>
              <text:list>
                <text:list-item>
                  <text:p text:style-name="P78"><text:soft-page-break/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7462576640800299122" text:style-name="L58">
        <text:list-item>
          <text:p text:style-name="P79"/>
        </text:list-item>
      </text:list>
      <text:p text:style-name="P15"><text:line-break/><text:span text:style-name="T2">[/ 20200121_172717]</text:span></text:p>
      <text:p text:style-name="P15"/>
      <text:p text:style-name="P9"/>
      <text:p text:style-name="P15"/>
      <text:p text:style-name="P5"><text:span text:style-name="T4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4510832273260694486" text:style-name="L59">
        <text:list-item>
          <text:p text:style-name="P80">REVIEW</text:p>
        </text:list-item>
        <text:list-item>
          <text:p text:style-name="P80">TASK-1</text:p>
          <text:list>
            <text:list-item>
              <text:list>
                <text:list-item>
                  <text:p text:style-name="P80">“$numOf_Loop” //_20200121_172537:next</text:p>
                </text:list-item>
                <text:list-item>
                  <text:p text:style-name="P80">if “$numOf_Loop” ==&gt; reaches to a number (N1) → break while</text:p>
                  <text:list>
                    <text:list-item>
                      <text:p text:style-name="P80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CODING</text:p>
                </text:list-item>
                <text:list-item>
                  <text:p text:style-name="P80">TEST ==&gt; </text:p>
                  <text:list>
                    <text:list-item>
                      <text:p text:style-name="P80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80">SEG-1 : php ==&gt; max time out</text:p>
              <text:list>
                <text:list-item>
                  <text:p text:style-name="P80">S-1.1</text:p>
                  <text:list>
                    <text:list-item>
                      <text:p text:style-name="P80">C:\xampp_5.6\php</text:p>
                    </text:list-item>
                  </text:list>
                </text:list-item>
                <text:list-item>
                  <text:p text:style-name="P80">S-1.2</text:p>
                  <text:list>
                    <text:list-item>
                      <text:p text:style-name="P80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80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80">TEST ==&gt; access</text:p>
                  <text:list>
                    <text:list-item>
                      <text:p text:style-name="P80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342967836541308970" text:style-name="L60">
        <text:list-item>
          <text:p text:style-name="P81">TASK</text:p>
          <text:list>
            <text:list-item>
              <text:p text:style-name="P81">//_20200122_182820:next (cont)</text:p>
            </text:list-item>
            <text:list-item>
              <text:p text:style-name="P81">“$numOf_Loop” //_20200121_172537:next</text:p>
            </text:list-item>
            <text:list-item>
              <text:p text:style-name="P81">if “$numOf_Loop” ==&gt; reaches to a number (N1) → break while</text:p>
              <text:list>
                <text:list-item>
                  <text:p text:style-name="P81">N1 = lenOf_BarDats – X (X = 3, tentative)</text:p>
                </text:list-item>
              </text:list>
            </text:list-item>
            <text:list-item>
              <text:p text:style-name="P81">==&gt; use var → “numOf_Loop” (NOT “$maxOf_While_Loop”)</text:p>
            </text:list-item>
          </text:list>
        </text:list-item>
      </text:list>
      <text:p text:style-name="P5">[further]</text:p>
      <text:list xml:id="list2647236971788163839" text:style-name="L61">
        <text:list-item>
          <text:p text:style-name="P82"/>
        </text:list-item>
      </text:list>
      <text:p text:style-name="P15"><text:line-break/><text:span text:style-name="T2">[/ 20200122_180741]</text:span></text:p>
      <text:p text:style-name="P15"/>
      <text:p text:style-name="P4"/>
      <text:p text:style-name="P5"><text:span text:style-name="T4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[do] <text:span text:style-name="T1">#_ </text:span></text:p>
      <text:list xml:id="list7537857173953356348" text:style-name="L62">
        <text:list-item>
          <text:p text:style-name="P83">REVIEW</text:p>
        </text:list-item>
        <text:list-item>
          <text:p text:style-name="P127"><text:span text:style-name="T11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3">auto-gen-ed log files ==&gt; use orig file name</text:p>
                </text:list-item>
              </text:list>
            </text:list-item>
            <text:list-item>
              <text:p text:style-name="P83">S-1.1</text:p>
              <text:list>
                <text:list-item>
                  <text:p text:style-name="P83">CODE : //_20200128_171830:tmp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S-1.2</text:p>
              <text:list>
                <text:list-item>
                  <text:p text:style-name="P83"><text:soft-page-break/>time label ==&gt; millseconds</text:p>
                  <text:list>
                    <text:list-item>
                      <text:p text:style-name="P127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  <text:list-item>
          <text:p text:style-name="P83">TASK-1 </text:p>
          <text:list>
            <text:list-item>
              <text:list>
                <text:list-item>
                  <text:p text:style-name="P83">//_20200122_182820:next (cont)</text:p>
                </text:list-item>
                <text:list-item>
                  <text:p text:style-name="P83">“$numOf_Loop” //_20200121_172537:next</text:p>
                </text:list-item>
                <text:list-item>
                  <text:p text:style-name="P83">if “$numOf_Loop” ==&gt; reaches to a number (N1) → break while</text:p>
                  <text:list>
                    <text:list-item>
                      <text:p text:style-name="P83">N1 = lenOf_BarDats – X (X = 3, tentative)</text:p>
                    </text:list-item>
                  </text:list>
                </text:list-item>
                <text:list-item>
                  <text:p text:style-name="P83">==&gt; use var → “numOf_Loop” (NOT “$maxOf_While_Loop”)</text:p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CODE ==&gt; already comp : //_20200128_173447:marker</text:p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432137749778782053" text:style-name="L63">
        <text:list-item>
          <text:p text:style-name="P84">TASK</text:p>
          <text:list>
            <text:list-item>
              <text:p text:style-name="P84">$lo_Pos ==&gt; write to log file more data</text:p>
              <text:list>
                <text:list-item>
                  <text:p text:style-name="P84">//_20200128_174019:next</text:p>
                </text:list-item>
              </text:list>
            </text:list-item>
          </text:list>
        </text:list-item>
      </text:list>
      <text:p text:style-name="P5">[further]</text:p>
      <text:list xml:id="list7800852836816411909" text:style-name="L64">
        <text:list-item>
          <text:p text:style-name="P85"/>
        </text:list-item>
      </text:list>
      <text:p text:style-name="P15"><text:line-break/><text:span text:style-name="T2">[/ 20200128_174040]</text:span></text:p>
      <text:p text:style-name="P15"/>
      <text:p text:style-name="P9"/>
      <text:p text:style-name="P5"><text:span text:style-name="T4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2537735196065135008" text:style-name="L65">
        <text:list-item>
          <text:p text:style-name="P86"><text:soft-page-break/>REVIEW</text:p>
        </text:list-item>
        <text:list-item>
          <text:p text:style-name="P86">TASK-1</text:p>
          <text:list>
            <text:list-item>
              <text:list>
                <text:list-item>
                  <text:p text:style-name="P86">$lo_Pos ==&gt; write to log file more data</text:p>
                  <text:list>
                    <text:list-item>
                      <text:p text:style-name="P86">//_20200128_174019:next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SEG-1</text:p>
              <text:list>
                <text:list-item>
                  <text:list>
                    <text:list-item>
                      <text:p text:style-name="P86">in : fx_tester_T_1__Exec</text:p>
                      <text:list>
                        <text:list-item>
                          <text:p text:style-name="P86">log lines ==&gt; first, into an array</text:p>
                        </text:list-item>
                        <text:list-item>
                          <text:p text:style-name="P86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6">S-1.1</text:p>
                  <text:list>
                    <text:list-item>
                      <text:p text:style-name="P86">CODE</text:p>
                    </text:list-item>
                    <text:list-item>
                      <text:p text:style-name="P86">TEST ==&gt; search in the log files → “(step : D : 1 : 2-4 : 3) for-loop ==&gt; breaking”</text:p>
                      <text:list>
                        <text:list-item>
                          <text:p text:style-name="P86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6">T-1.1 </text:p>
              <text:list>
                <text:list-item>
                  <text:p text:style-name="P86">new FUNC : “show_LO_Pos_Data__Build_Lines”</text:p>
                  <text:list>
                    <text:list-item>
                      <text:p text:style-name="P86">DUP : show_Basic_Pos_Data__Build_Lines (class LibEaTester)</text:p>
                    </text:list-item>
                    <text:list-item>
                      <text:p text:style-name="P86">sig, params</text:p>
                    </text:list-item>
                    <text:list-item>
                      <text:p text:style-name="P86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094740271735909115" text:style-name="L66">
        <text:list-item>
          <text:p text:style-name="P87">TASK</text:p>
          <text:list>
            <text:list-item>
              <text:p text:style-name="P87">func : <text:s/>show_LO_Pos_Data__Build_Lines</text:p>
              <text:list>
                <text:list-item>
                  <text:p text:style-name="P87">==&gt; more data → datetime of current, exit</text:p>
                </text:list-item>
                <text:list-item>
                  <text:p text:style-name="P87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8538573176202820695" text:style-name="L67">
        <text:list-item>
          <text:p text:style-name="P88"/>
        </text:list-item>
      </text:list>
      <text:p text:style-name="P15"><text:line-break/><text:span text:style-name="T2">[/ 20200130_182036]</text:span></text:p>
      <text:p text:style-name="P15"><text:soft-page-break/></text:p>
      <text:p text:style-name="P9"/>
      <text:p text:style-name="P5"><text:span text:style-name="T4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1926331205275460831" text:style-name="L68">
        <text:list-item>
          <text:p text:style-name="P89">REVIEW</text:p>
        </text:list-item>
        <text:list-item>
          <text:p text:style-name="P128"><text:span text:style-name="T11">#_ </text:span><text:span text:style-name="T8">SEG-1 : log file dir ==&gt; each discrete one</text:span></text:p>
          <text:list>
            <text:list-item>
              <text:p text:style-name="P89">S-1.1</text:p>
              <text:list>
                <text:list-item>
                  <text:p text:style-name="P89">//_20200201_161421:tmp (cont)</text:p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  <text:list-item>
          <text:p text:style-name="P89">TASK-1</text:p>
          <text:list>
            <text:list-item>
              <text:list>
                <text:list-item>
                  <text:p text:style-name="P89">func : <text:s/>show_LO_Pos_Data__Build_Lines</text:p>
                  <text:list>
                    <text:list-item>
                      <text:p text:style-name="P89">==&gt; more data → datetime of current, exit</text:p>
                    </text:list-item>
                    <text:list-item>
                      <text:p text:style-name="P89">//_20200130_182020:next (LibEaTester)</text:p>
                    </text:list-item>
                  </text:list>
                </text:list-item>
              </text:list>
            </text:list-item>
            <text:list-item>
              <text:p text:style-name="P89">T-1.1</text:p>
              <text:list>
                <text:list-item>
                  <text:p text:style-name="P89">format ==&gt; table</text:p>
                  <text:list>
                    <text:list-item>
                      <text:p text:style-name="P89">header</text:p>
                    </text:list-item>
                    <text:list-item>
                      <text:p text:style-name="P89">body</text:p>
                    </text:list-item>
                  </text:list>
                </text:list-item>
                <text:list-item>
                  <text:p text:style-name="P89">TEST ==&gt; OK</text:p>
                  <text:list>
                    <text:list-item>
                      <text:p text:style-name="P89">FOUND</text:p>
                      <text:list>
                        <text:list-item>
                          <text:p text:style-name="P89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470677065560353332" text:style-name="L69">
        <text:list-item>
          <text:p text:style-name="P90">TASK</text:p>
          <text:list>
            <text:list-item>
              <text:p text:style-name="P90">FIX : “cu_idx” val ==&gt; same as “st_idx”</text:p>
              <text:list>
                <text:list-item>
                  <text:p text:style-name="P90">LibEaTester::fx_tester_T_1__Exec</text:p>
                </text:list-item>
                <text:list-item>
                  <text:p text:style-name="P90">//_20200201_163626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6744916087496170096" text:style-name="L70">
        <text:list-item>
          <text:p text:style-name="P91"/>
        </text:list-item>
      </text:list>
      <text:p text:style-name="P15"><text:line-break/><text:span text:style-name="T2">[/ 20200201_163638]</text:span></text:p>
      <text:p text:style-name="P15"/>
      <text:p text:style-name="P9"/>
      <text:p text:style-name="P5"><text:span text:style-name="T4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1314244036476115640" text:style-name="L71">
        <text:list-item>
          <text:p text:style-name="P92">REVIEW</text:p>
        </text:list-item>
        <text:list-item>
          <text:p text:style-name="P92">TASK-1</text:p>
          <text:list>
            <text:list-item>
              <text:list>
                <text:list-item>
                  <text:p text:style-name="P92">FIX : “cu_idx” val ==&gt; same as “st_idx”</text:p>
                  <text:list>
                    <text:list-item>
                      <text:p text:style-name="P92">LibEaTester::fx_tester_T_1__Exec</text:p>
                    </text:list-item>
                    <text:list-item>
                      <text:p text:style-name="P92">//_20200201_163626:next</text:p>
                    </text:list-item>
                  </text:list>
                </text:list-item>
              </text:list>
            </text:list-item>
            <text:list-item>
              <text:p text:style-name="P92">T-1.1 : what to do ? ==&gt; read log files </text:p>
              <text:list>
                <text:list-item>
                  <text:p text:style-name="P92">==&gt; OK</text:p>
                </text:list-item>
              </text:list>
            </text:list-item>
          </text:list>
        </text:list-item>
        <text:list-item>
          <text:p text:style-name="P119">TASK-2 : “j1 : Y : 2” </text:p>
          <text:list>
            <text:list-item>
              <text:p text:style-name="P92">T-2.1</text:p>
              <text:list>
                <text:list-item>
                  <text:p text:style-name="P92">//_20200202_144153:tmp</text:p>
                </text:list-item>
                <text:list-item>
                  <text:p text:style-name="P92">new FUNC : LibEaTester::loop_J1_Y</text:p>
                  <text:list>
                    <text:list-item>
                      <text:p text:style-name="P92">DUP</text:p>
                    </text:list-item>
                    <text:list-item>
                      <text:p text:style-name="P129"><text:span text:style-name="T11">#_ </text:span><text:span text:style-name="T8">“array_push($lo_Log_Lines, $msg);”</text:span></text:p>
                    </text:list-item>
                    <text:list-item>
                      <text:p text:style-name="P92">delete lines for “J1 : N”</text:p>
                      <text:list>
                        <text:list-item>
                          <text:p text:style-name="P92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2">TEST ==&gt; OK</text:p>
                </text:list-item>
              </text:list>
            </text:list-item>
            <text:list-item>
              <text:p text:style-name="P92">T-2.2</text:p>
              <text:list>
                <text:list-item>
                  <text:p text:style-name="P92">“step : C : post-j1 : 1” ==&gt; out of if-block(“step : B : j1”)</text:p>
                </text:list-item>
                <text:list-item>
                  <text:p text:style-name="P92"><text:soft-page-break/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60784359115274243" text:style-name="L72">
        <text:list-item>
          <text:p text:style-name="P93">TASK</text:p>
          <text:list>
            <text:list-item>
              <text:p text:style-name="P93">this ==&gt; T-2.2 : “step : C : post-j1 : 1” ==&gt; out of if-block(“step : B : j1”)</text:p>
            </text:list-item>
            <text:list-item>
              <text:p text:style-name="P93">//_20200202_151340:next</text:p>
            </text:list-item>
          </text:list>
        </text:list-item>
      </text:list>
      <text:p text:style-name="P5">[further]</text:p>
      <text:list xml:id="list5016381492403915097" text:style-name="L73">
        <text:list-item>
          <text:p text:style-name="P94"/>
        </text:list-item>
      </text:list>
      <text:p text:style-name="P15"><text:line-break/><text:span text:style-name="T2">[/ XXX]</text:span></text:p>
      <text:p text:style-name="P15"/>
      <text:p text:style-name="P9"/>
      <text:p text:style-name="P5"><text:span text:style-name="T4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4244264599529454453" text:style-name="L74">
        <text:list-item>
          <text:p text:style-name="P95">REVIEW</text:p>
        </text:list-item>
        <text:list-item>
          <text:p text:style-name="P95">TASK-1</text:p>
          <text:list>
            <text:list-item>
              <text:list>
                <text:list-item>
                  <text:p text:style-name="P95">“step : C : post-j1 : 1” ==&gt; out of if-block(“step : B : j1”)</text:p>
                </text:list-item>
                <text:list-item>
                  <text:p text:style-name="P95">//_20200202_151340:next</text:p>
                </text:list-item>
              </text:list>
            </text:list-item>
            <text:list-item>
              <text:p text:style-name="P95">T-1.1</text:p>
              <text:list>
                <text:list-item>
                  <text:p text:style-name="P95">“step : C : post-j1 : 1” ==&gt; out of if-block(“step : B : j1”)</text:p>
                </text:list-item>
                <text:list-item>
                  <text:p text:style-name="P95">TEST ==&gt; OK</text:p>
                </text:list-item>
              </text:list>
            </text:list-item>
          </text:list>
        </text:list-item>
        <text:list-item>
          <text:p text:style-name="P95">TASK-2</text:p>
          <text:list>
            <text:list-item>
              <text:list>
                <text:list-item>
                  <text:p text:style-name="P95">“step : D” ==&gt; oth<text:span text:style-name="T12">er if-choices</text:span></text:p>
                </text:list-item>
              </text:list>
            </text:list-item>
            <text:list-item>
              <text:p text:style-name="P120">T-2.1 </text:p>
              <text:list>
                <text:list-item>
                  <text:list>
                    <text:list-item>
                      <text:p text:style-name="P120">“$strOf_BarType__TP” (TP)</text:p>
                    </text:list-item>
                  </text:list>
                </text:list-item>
                <text:list-item>
                  <text:p text:style-name="P120"><text:soft-page-break/>add → log lines</text:p>
                </text:list-item>
                <text:list-item>
                  <text:p text:style-name="P120">TEST ==&gt; ? (not entry ?)</text:p>
                  <text:list>
                    <text:list-item>
                      <text:p text:style-name="P120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">SEG-1</text:p>
          <text:list>
            <text:list-item>
              <text:p text:style-name="P120">“show_Basic_Pos_Data__Build_Lines”</text:p>
              <text:list>
                <text:list-item>
                  <text:p text:style-name="P120">==&gt; add param “$lo_BarDatas”</text:p>
                </text:list-item>
                <text:list-item>
                  <text:p text:style-name="P120">==&gt; show date time</text:p>
                </text:list-item>
              </text:list>
            </text:list-item>
            <text:list-item>
              <text:p text:style-name="P120">S-1.1</text:p>
              <text:list>
                <text:list-item>
                  <text:p text:style-name="P12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596058786747027827" text:style-name="L75">
        <text:list-item>
          <text:p text:style-name="P96">TASK</text:p>
          <text:list>
            <text:list-item>
              <text:p text:style-name="P96">“step : D : 1 : 2-4” (SL) ==&gt; update pos data</text:p>
              <text:list>
                <text:list-item>
                  <text:p text:style-name="P96">==&gt; params : $ext_idx, $cu_idx</text:p>
                </text:list-item>
                <text:list-item>
                  <text:p text:style-name="P96">//_20200203_142642:next</text:p>
                </text:list-item>
              </text:list>
            </text:list-item>
          </text:list>
        </text:list-item>
      </text:list>
      <text:p text:style-name="P5">[further]</text:p>
      <text:list xml:id="list362783566161774581" text:style-name="L76">
        <text:list-item>
          <text:p text:style-name="P97"/>
        </text:list-item>
      </text:list>
      <text:p text:style-name="P15"><text:line-break/><text:span text:style-name="T2">[/ 20200203_142653]</text:span></text:p>
      <text:p text:style-name="P15"/>
      <text:p text:style-name="P10"/>
      <text:p text:style-name="P5"><text:span text:style-name="T4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5395076305354950287" text:style-name="L77">
        <text:list-item>
          <text:p text:style-name="P98">REVIEW</text:p>
        </text:list-item>
        <text:list-item>
          <text:p text:style-name="P98">TASK-1</text:p>
          <text:list>
            <text:list-item>
              <text:list>
                <text:list-item>
                  <text:p text:style-name="P98">“step : D : 1 : 2-4” (SL) ==&gt; update pos data</text:p>
                  <text:list>
                    <text:list-item>
                      <text:p text:style-name="P98"><text:soft-page-break/>==&gt; params : $ext_idx, $cu_idx</text:p>
                    </text:list-item>
                    <text:list-item>
                      <text:p text:style-name="P98">//_20200203_142642:next</text:p>
                    </text:list-item>
                  </text:list>
                </text:list-item>
              </text:list>
            </text:list-item>
            <text:list-item>
              <text:p text:style-name="P98">SEG-1 : code cleanup</text:p>
            </text:list-item>
            <text:list-item>
              <text:p text:style-name="P98">T-1.1 </text:p>
              <text:list>
                <text:list-item>
                  <text:p text:style-name="P98">CODE</text:p>
                  <text:list>
                    <text:list-item>
                      <text:p text:style-name="P98">//_20200203_142642:next</text:p>
                    </text:list-item>
                  </text:list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1.2 : log file “...log.[list-of-pos]”</text:p>
              <text:list>
                <text:list-item>
                  <text:list>
                    <text:list-item>
                      <text:p text:style-name="P98">==&gt; add date time</text:p>
                    </text:list-item>
                  </text:list>
                </text:list-item>
                <text:list-item>
                  <text:p text:style-name="P98">CODE</text:p>
                </text:list-item>
                <text:list-item>
                  <text:p text:style-name="P98">TEST ==&gt;</text:p>
                  <text:list>
                    <text:list-item>
                      <text:p text:style-name="P98">2020.01.16 03:45, 2020.01.16 05:45 (SL)</text:p>
                      <text:list>
                        <text:list-item>
                          <text:p text:style-name="P9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3</text:p>
              <text:list>
                <text:list-item>
                  <text:list>
                    <text:list-item>
                      <text:p text:style-name="P98">??? exit with TP → yes ?</text:p>
                    </text:list-item>
                  </text:list>
                </text:list-item>
                <text:list-item>
                  <text:p text:style-name="P98">see log file</text:p>
                </text:list-item>
                <text:list-item>
                  <text:p text:style-name="P9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75204145685378959" text:style-name="L78">
        <text:list-item>
          <text:p text:style-name="P99">TASK</text:p>
          <text:list>
            <text:list-item>
              <text:p text:style-name="P99">“step : D : 1 : 2-2” ==&gt; update for “C4”</text:p>
              <text:list>
                <text:list-item>
                  <text:p text:style-name="P99">pos-&gt;ext_status ==&gt; “C4”</text:p>
                </text:list-item>
                <text:list-item>
                  <text:p text:style-name="P99">//_20200204_150943:next</text:p>
                </text:list-item>
              </text:list>
            </text:list-item>
          </text:list>
        </text:list-item>
      </text:list>
      <text:p text:style-name="P5">[further]</text:p>
      <text:list xml:id="list5405218699651630471" text:style-name="L79">
        <text:list-item>
          <text:p text:style-name="P100"/>
        </text:list-item>
      </text:list>
      <text:p text:style-name="P15"><text:line-break/><text:span text:style-name="T2">[/ 20200204_150955]</text:span></text:p>
      <text:p text:style-name="P15"/>
      <text:p text:style-name="P10"/>
      <text:p text:style-name="P5"><text:soft-page-break/><text:span text:style-name="T4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6081492070890500630" text:style-name="L80">
        <text:list-item>
          <text:p text:style-name="P101">REVIEW</text:p>
        </text:list-item>
        <text:list-item>
          <text:p text:style-name="P101">TASK-1</text:p>
          <text:list>
            <text:list-item>
              <text:list>
                <text:list-item>
                  <text:p text:style-name="P101">“step : D : 1 : 2-2” ==&gt; update for “C4”</text:p>
                  <text:list>
                    <text:list-item>
                      <text:p text:style-name="P101">pos-&gt;ext_status ==&gt; “C4”</text:p>
                    </text:list-item>
                    <text:list-item>
                      <text:p text:style-name="P101">//_20200204_150943:next</text:p>
                    </text:list-item>
                  </text:list>
                </text:list-item>
              </text:list>
            </text:list-item>
            <text:list-item>
              <text:p text:style-name="P101"><text:span text:style-name="T1">#_ </text:span>T-1.1</text:p>
              <text:list>
                <text:list-item>
                  <text:p text:style-name="P101">“step : D : 1 : 2-2 : 2”</text:p>
                </text:list-item>
                <text:list-item>
                  <text:p text:style-name="P101">TEST ==&gt; inspect log files</text:p>
                  <text:list>
                    <text:list-item>
                      <text:p text:style-name="P101">loop : $i = 0 ==&gt; OK</text:p>
                    </text:list-item>
                    <text:list-item>
                      <text:p text:style-name="P101">FOUND ==&gt; “$pos-&gt;cu_idx == $i;”</text:p>
                    </text:list-item>
                    <text:list-item>
                      <text:p text:style-name="P101">FIX</text:p>
                    </text:list-item>
                    <text:list-item>
                      <text:p text:style-name="P101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101">SEG-1 : measure time</text:p>
              <text:list>
                <text:list-item>
                  <text:p text:style-name="P101">S-1.1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S-2 : “public static $logFile_maxLineNum”</text:p>
          <text:list>
            <text:list-item>
              <text:p text:style-name="P101">==&gt; increase</text:p>
            </text:list-item>
            <text:list-item>
              <text:p text:style-name="P101">==&gt; OK</text:p>
            </text:list-item>
          </text:list>
        </text:list-item>
      </text:list>
      <text:p text:style-name="P5"/>
      <text:p text:style-name="P5">[next]</text:p>
      <text:list xml:id="list688384760444216143" text:style-name="L81">
        <text:list-item>
          <text:p text:style-name="P102">TASK</text:p>
          <text:list>
            <text:list-item>
              <text:p text:style-name="P102">“(get_Bar_Type : step : j1 : A2 (continued))$typeOf_Bar =&gt; UNKNOWN”</text:p>
              <text:list>
                <text:list-item>
                  <text:p text:style-name="P102">==&gt; coding</text:p>
                </text:list-item>
              </text:list>
            </text:list-item>
            <text:list-item>
              <text:p text:style-name="P102">//_20200205_151924:next</text:p>
            </text:list-item>
          </text:list>
        </text:list-item>
      </text:list>
      <text:p text:style-name="P5"><text:soft-page-break/>[further]</text:p>
      <text:list xml:id="list2156323034771056913" text:style-name="L82">
        <text:list-item>
          <text:p text:style-name="P103"/>
        </text:list-item>
      </text:list>
      <text:p text:style-name="P15"><text:line-break/><text:span text:style-name="T2">[/ 20200205_152033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2840343499610060195" text:style-name="L83">
        <text:list-item>
          <text:p text:style-name="P104"><text:span text:style-name="T1">#_ </text:span>REVIEW</text:p>
          <text:list>
            <text:list-item>
              <text:p text:style-name="P104">“2020.01.16 03:30” ==&gt; 1 bar, SL → yes ? </text:p>
              <text:list>
                <text:list-item>
                  <text:p text:style-name="P104">C:\WORKS_2\WS\WS_Others.prog\prog\D-7\2_2\VIRTUAL\Admin_Projects\curr\data\csv_raw</text:p>
                </text:list-item>
                <text:list-item>
                  <text:p text:style-name="P104">44_5.1_10_rawdata.(AUDJPY).(Period-M15).(NumOfUnits-18000).(Bars-18000).20200116_171429.[SLICE-30].csv</text:p>
                </text:list-item>
                <text:list-item>
                  <text:p text:style-name="P104">==&gt; “75.977<text:tab/>75.981<text:tab/>75.912<text:tab/>75.948” (OHLC)</text:p>
                  <text:list>
                    <text:list-item>
                      <text:p text:style-name="P104">OP – LP = 0.065</text:p>
                    </text:list-item>
                  </text:list>
                </text:list-item>
                <text:list-item>
                  <text:p text:style-name="P104">==&gt; OK</text:p>
                </text:list-item>
              </text:list>
            </text:list-item>
          </text:list>
        </text:list-item>
        <text:list-item>
          <text:p text:style-name="P104">TASK-1</text:p>
          <text:list>
            <text:list-item>
              <text:list>
                <text:list-item>
                  <text:p text:style-name="P104">“(get_Bar_Type : step : j1 : A2 (continued))$typeOf_Bar =&gt; UNKNOWN”</text:p>
                  <text:list>
                    <text:list-item>
                      <text:p text:style-name="P104">==&gt; coding</text:p>
                    </text:list-item>
                  </text:list>
                </text:list-item>
                <text:list-item>
                  <text:p text:style-name="P104">//_20200205_151924:next</text:p>
                </text:list-item>
              </text:list>
            </text:list-item>
            <text:list-item>
              <text:p text:style-name="P104">T-1.1 </text:p>
              <text:list>
                <text:list-item>
                  <text:p text:style-name="P104">“UNKNOWN” ==&gt; in what case ?</text:p>
                  <text:list>
                    <text:list-item>
                      <text:p text:style-name="P104">log file : log_fx_admin.[tester_T_1].<text:soft-page-break/>(20200206_170912_337376).log.(20200206_170919_877803).log</text:p>
                    </text:list-item>
                  </text:list>
                </text:list-item>
                <text:list-item>
                  <text:p text:style-name="P104">==&gt; “2020.01.16 05:15”</text:p>
                  <text:list>
                    <text:list-item>
                      <text:p text:style-name="P104">75.93<text:tab/>75.961<text:tab/>75.929<text:tab/>75.941</text:p>
                    </text:list-item>
                    <text:list-item>
                      <text:p text:style-name="P104">trail ==&gt; starting</text:p>
                    </text:list-item>
                    <text:list-item>
                      <text:p text:style-name="P104">==&gt; see codes</text:p>
                    </text:list-item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400374408111937279" text:style-name="L84">
        <text:list-item>
          <text:p text:style-name="P105">TASK</text:p>
          <text:list>
            <text:list-item>
              <text:p text:style-name="P105">//_20200206_173649:next</text:p>
            </text:list-item>
            <text:list-item>
              <text:p text:style-name="P105">“step : j3.1” (get_Bar_Type__BUY)</text:p>
            </text:list-item>
          </text:list>
        </text:list-item>
      </text:list>
      <text:p text:style-name="P5">[further]</text:p>
      <text:list xml:id="list8763950018650976035" text:style-name="L85">
        <text:list-item>
          <text:p text:style-name="P106"/>
        </text:list-item>
      </text:list>
      <text:p text:style-name="P15"><text:line-break/><text:span text:style-name="T2">[/ 20200206_173828]</text:span></text:p>
      <text:p text:style-name="P15"/>
      <text:p text:style-name="P10"/>
      <text:p text:style-name="P5"><text:span text:style-name="T4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[do] <text:span text:style-name="T1">#_ </text:span></text:p>
      <text:list xml:id="list5780357068308009771" text:style-name="L86">
        <text:list-item>
          <text:p text:style-name="P107">REVIEW</text:p>
        </text:list-item>
        <text:list-item>
          <text:p text:style-name="P107">TASK-1</text:p>
          <text:list>
            <text:list-item>
              <text:list>
                <text:list-item>
                  <text:p text:style-name="P107">//_20200206_173649:next</text:p>
                </text:list-item>
                <text:list-item>
                  <text:p text:style-name="P107">“step : j3.1” (get_Bar_Type__BUY)</text:p>
                </text:list-item>
              </text:list>
            </text:list-item>
            <text:list-item>
              <text:p text:style-name="P107">SEG-1 :</text:p>
              <text:list>
                <text:list-item>
                  <text:list>
                    <text:list-item>
                      <text:p text:style-name="P107">“$pos-&gt;trail_starting_pr” ==&gt; where first set val ?</text:p>
                    </text:list-item>
                  </text:list>
                </text:list-item>
                <text:list-item>
                  <text:p text:style-name="P107">S-1.1 </text:p>
                  <text:list>
                    <text:list-item>
                      <text:p text:style-name="P107">==&gt; OK : //_20200207_174733:tmp</text:p>
                    </text:list-item>
                  </text:list>
                </text:list-item>
              </text:list>
            </text:list-item>
            <text:list-item>
              <text:p text:style-name="P107"><text:soft-page-break/>T-1.1 </text:p>
              <text:list>
                <text:list-item>
                  <text:p text:style-name="P107">“step : j3 : Y : 2”</text:p>
                  <text:list>
                    <text:list-item>
                      <text:p text:style-name="P107">//_20200207_174611:tmp</text:p>
                    </text:list-item>
                  </text:list>
                </text:list-item>
                <text:list-item>
                  <text:p text:style-name="P130"><text:span text:style-name="T8">update → </text:span><text:span text:style-name="T9">$pos-&gt;trail_starting_pr</text:span></text:p>
                </text:list-item>
                <text:list-item>
                  <text:p text:style-name="P123">TEST ==&gt; OK</text:p>
                </text:list-item>
              </text:list>
            </text:list-item>
            <text:list-item>
              <text:p text:style-name="P123">T-1.2 : TP, SL</text:p>
              <text:list>
                <text:list-item>
                  <text:p text:style-name="P123">//_20200207_175505:tmp</text:p>
                  <text:list>
                    <text:list-item>
                      <text:p text:style-name="P123">“step : j3 : Y : 2 : 2”</text:p>
                    </text:list-item>
                    <text:list-item>
                      <text:p text:style-name="P123">//_20200207_175834:ref (LibEaTester)</text:p>
                    </text:list-item>
                  </text:list>
                </text:list-item>
                <text:list-item>
                  <text:p text:style-name="P123">CODE</text:p>
                </text:list-item>
                <text:list-item>
                  <text:p text:style-name="P123">TEST ==&gt; OK</text:p>
                </text:list-item>
              </text:list>
            </text:list-item>
          </text:list>
        </text:list-item>
      </text:list>
      <text:p text:style-name="P5">[next]</text:p>
      <text:list xml:id="list1230781464582712208" text:style-name="L87">
        <text:list-item>
          <text:p text:style-name="P108">TASK</text:p>
          <text:list>
            <text:list-item>
              <text:p text:style-name="P108">//_20200207_181346:next</text:p>
              <text:list>
                <text:list-item>
                  <text:p text:style-name="P108">LibEaTester</text:p>
                </text:list-item>
              </text:list>
            </text:list-item>
            <text:list-item>
              <text:p text:style-name="P108">“step : j3 : Y : 3 * post trail-start”</text:p>
            </text:list-item>
          </text:list>
        </text:list-item>
      </text:list>
      <text:p text:style-name="P5">[further]</text:p>
      <text:list xml:id="list5548312484715730852" text:style-name="L88">
        <text:list-item>
          <text:p text:style-name="P109"/>
        </text:list-item>
      </text:list>
      <text:p text:style-name="P15"><text:line-break/><text:span text:style-name="T2">[/ 20200207_181446]</text:span></text:p>
      <text:p text:style-name="P10"/>
      <text:p text:style-name="P15"/>
      <text:p text:style-name="P5"><text:span text:style-name="T4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4430222163467841539" text:style-name="L95">
        <text:list-item>
          <text:p text:style-name="P131"><text:span text:style-name="T8">REVIEW</text:span></text:p>
        </text:list-item>
        <text:list-item>
          <text:p text:style-name="P131"><text:span text:style-name="T8">TASK-1</text:span></text:p>
          <text:list>
            <text:list-item>
              <text:list>
                <text:list-item>
                  <text:p text:style-name="P114">//_20200207_181346:next</text:p>
                  <text:list>
                    <text:list-item>
                      <text:p text:style-name="P114"><text:soft-page-break/>LibEaTester</text:p>
                    </text:list-item>
                    <text:list-item>
                      <text:p text:style-name="P114">“step : j3 : Y : 3 * post trail-start”</text:p>
                    </text:list-item>
                  </text:list>
                </text:list-item>
              </text:list>
            </text:list-item>
            <text:list-item>
              <text:p text:style-name="P114">T-1.1 : “C6”</text:p>
            </text:list-item>
          </text:list>
        </text:list-item>
      </text:list>
      <text:list xml:id="list38498257" text:continue-list="list6081492070890500630" text:style-name="L80">
        <text:list-item>
          <text:list>
            <text:list-item>
              <text:list>
                <text:list-item>
                  <text:p text:style-name="P101">~~ “step : j3.1 : N : 1” </text:p>
                </text:list-item>
                <text:list-item>
                  <text:p text:style-name="P101">TEST ==&gt; OK</text:p>
                </text:list-item>
              </text:list>
            </text:list-item>
            <text:list-item>
              <text:p text:style-name="P101">T-1.2 : “C2” → Close &gt; trail-starting</text:p>
              <text:list>
                <text:list-item>
                  <text:p text:style-name="P101">“step : j3.1 : Y2 (C2)”</text:p>
                </text:list-item>
                <text:list-item>
                  <text:p text:style-name="P10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395341495648749134" text:style-name="L89">
        <text:list-item>
          <text:p text:style-name="P110">TASK : trail-start ==&gt; set bar-type val</text:p>
          <text:list>
            <text:list-item>
              <text:p text:style-name="P110">//_20200208_182737:next (lib)</text:p>
            </text:list-item>
          </text:list>
        </text:list-item>
      </text:list>
      <text:p text:style-name="P5">[further]</text:p>
      <text:list xml:id="list8982802938661999812" text:style-name="L90">
        <text:list-item>
          <text:p text:style-name="P111"/>
        </text:list-item>
      </text:list>
      <text:p text:style-name="P15"><text:line-break/><text:span text:style-name="T2">[/ 20200208_182755]</text:span></text:p>
      <text:p text:style-name="P15"/>
      <text:p text:style-name="P5"><text:span text:style-name="T14">@@@</text:span></text:p>
      <text:p text:style-name="P5"><text:span text:style-name="T4">30</text:span>---------------------------------------------------------------------------</text:p>
      <text:p text:style-name="P12">res free# JVEMV6 44#10.2_31 / 44. currency / 10. prog-php / 2. tester / <text:s/>XXXX</text:p>
      <text:p text:style-name="P12"/>
      <text:p text:style-name="P5">[do] <text:span text:style-name="T1">#_ </text:span></text:p>
      <text:list xml:id="list38486490" text:continue-list="list38498257" text:style-name="L80">
        <text:list-item>
          <text:p text:style-name="P101">REVIEW</text:p>
        </text:list-item>
        <text:list-item>
          <text:p text:style-name="P101">TASK-1</text:p>
          <text:list>
            <text:list-item>
              <text:p text:style-name="P101">T-1.1</text:p>
            </text:list-item>
            <text:list-item>
              <text:p text:style-name="P101"/>
            </text:list-item>
          </text:list>
        </text:list-item>
      </text:list>
      <text:p text:style-name="P5"/>
      <text:p text:style-name="P5">[next]</text:p>
      <text:list xml:id="list5447586561042397045" text:style-name="L96">
        <text:list-item>
          <text:p text:style-name="P115">TASK</text:p>
        </text:list-item>
      </text:list>
      <text:p text:style-name="P5"><text:soft-page-break/>[further]</text:p>
      <text:list xml:id="list2686768824227429945" text:style-name="L97">
        <text:list-item>
          <text:p text:style-name="P116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8504622" text:continue-list="list38486490" text:style-name="L80">
        <text:list-item>
          <text:p text:style-name="P101">REVIEW</text:p>
        </text:list-item>
        <text:list-item>
          <text:p text:style-name="P101">TASK-1</text:p>
          <text:list>
            <text:list-item>
              <text:p text:style-name="P101">T-1.1</text:p>
            </text:list-item>
            <text:list-item>
              <text:p text:style-name="P101"/>
            </text:list-item>
          </text:list>
        </text:list-item>
      </text:list>
      <text:p text:style-name="P5"/>
      <text:p text:style-name="P5">[next]</text:p>
      <text:list xml:id="list4199850236826367909" text:style-name="L91">
        <text:list-item>
          <text:p text:style-name="P112">TASK</text:p>
        </text:list-item>
      </text:list>
      <text:p text:style-name="P5">[further]</text:p>
      <text:list xml:id="list2262959459860130397" text:style-name="L92">
        <text:list-item>
          <text:p text:style-name="P113"/>
        </text:list-item>
      </text:list>
      <text:p text:style-name="P15"><text:line-break/><text:span text:style-name="T2">[/ XXX]</text:span></text:p>
      <text:p text:style-name="P15"/>
      <text:p text:style-name="P15"/>
      <text:p text:style-name="P15"><text:soft-page-break/></text:p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6177067046113279179" text:style-name="L93">
        <text:list-item>
          <text:p text:style-name="P12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501230" text:continue-numbering="true" text:style-name="L93">
        <text:list-item>
          <text:p text:style-name="P124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7619656975275908231" text:style-name="L94">
        <text:list-item>
          <text:p text:style-name="P18">git</text:p>
          <text:list>
            <text:list-item>
              <text:p text:style-name="P1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507437" text:continue-numbering="true" text:style-name="L94">
        <text:list-item>
          <text:list>
            <text:list-item>
              <text:p text:style-name="P1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list xml:id="list38495979" text:continue-numbering="true" text:style-name="L94">
        <text:list-item>
          <text:p text:style-name="P18">move “<text:span text:style-name="T5">@@@</text:span>”</text:p>
        </text:list-item>
        <text:list-item>
          <text:p text:style-name="P125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08T18:28:30.67</dc:date>
    <dc:creator>iwabuchi ken</dc:creator>
    <meta:editing-duration>P1DT17H35M27S</meta:editing-duration>
    <meta:editing-cycles>149</meta:editing-cycles>
    <meta:generator>OpenOffice/4.1.3$Win32 OpenOffice.org_project/413m1$Build-9783</meta:generator>
    <meta:document-statistic meta:table-count="5" meta:image-count="0" meta:object-count="0" meta:page-count="46" meta:paragraph-count="1005" meta:word-count="4279" meta:character-count="27424"/>
  </office:meta>
</office:document-meta>
</file>